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Verdana" fo:letter-spacing="normal" fo:language="uk" fo:country="UA" fo:font-style="normal" fo:font-weight="normal" style:font-weight-asian="normal" style:font-style-complex="italic" style:font-weight-complex="normal"/>
    </style:style>
    <style:style style:name="P10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/>
    </style:style>
    <style:style style:name="T5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9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10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11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12" style:family="text">
      <style:text-properties fo:font-size="14pt" fo:language="uk" fo:country="UA" style:font-size-asian="14pt"/>
    </style:style>
    <style:style style:name="T13" style:family="text">
      <style:text-properties fo:font-size="14pt" fo:language="uk" fo:country="UA" style:font-size-asian="14pt" style:font-style-complex="italic"/>
    </style:style>
    <style:style style:name="T14" style:family="text">
      <style:text-properties fo:font-size="14pt" fo:language="uk" fo:country="UA" style:font-size-asian="14pt" style:font-size-complex="14pt"/>
    </style:style>
    <style:style style:name="T15" style:family="text">
      <style:text-properties fo:font-size="14pt" fo:language="uk" fo:country="UA" style:font-size-asian="14pt" style:font-size-complex="14pt" style:font-style-complex="italic"/>
    </style:style>
    <style:style style:name="T16" style:family="text">
      <style:text-properties fo:font-size="14pt" fo:language="uk" fo:country="UA" fo:font-weight="bold" style:font-size-asian="14pt" style:font-weight-asian="bold"/>
    </style:style>
    <style:style style:name="T17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8" style:family="text">
      <style:text-properties fo:font-size="14pt" fo:language="uk" fo:country="UA" fo:font-weight="bold" style:font-size-asian="14pt" style:font-weight-asian="bold" style:font-weight-complex="bold"/>
    </style:style>
    <style:style style:name="T19" style:family="text">
      <style:text-properties fo:font-size="14pt" fo:language="uk" fo:country="UA" fo:font-weight="bold" style:font-size-asian="14pt" style:font-weight-asian="bold" style:font-size-complex="14pt"/>
    </style:style>
    <style:style style:name="T20" style:family="text">
      <style:text-properties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1" style:family="text">
      <style:text-properties fo:font-size="14pt" fo:language="uk" fo:country="UA" fo:font-style="normal" style:font-size-asian="14pt" style:font-style-asian="normal" style:font-style-complex="normal"/>
    </style:style>
    <style:style style:name="T22" style:family="text">
      <style:text-properties fo:font-size="14pt" fo:language="uk" fo:country="UA" fo:font-style="normal" style:font-size-asian="14pt" style:font-style-asian="normal" style:font-style-complex="italic"/>
    </style:style>
    <style:style style:name="T23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24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25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26" style:family="text">
      <style:text-properties fo:font-size="14pt" fo:language="uk" fo:country="UA" fo:font-style="normal" fo:font-weight="normal" style:font-size-asian="14pt" style:font-style-asian="normal" style:font-weight-asian="normal" style:font-style-complex="italic" style:font-weight-complex="normal"/>
    </style:style>
    <style:style style:name="T27" style:family="text">
      <style:text-properties fo:font-size="14pt" fo:language="uk" fo:country="UA" fo:font-weight="normal" style:font-size-asian="14pt" style:font-weight-asian="normal" style:font-weight-complex="normal"/>
    </style:style>
    <style:style style:name="T28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29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language="ru" fo:country="RU" style:font-size-asian="14pt"/>
    </style:style>
    <style:style style:name="T31" style:family="text">
      <style:text-properties fo:font-size="14pt" fo:language="ru" fo:country="RU" style:font-size-asian="14pt" style:font-style-complex="italic"/>
    </style:style>
    <style:style style:name="T32" style:family="text">
      <style:text-properties fo:font-size="14pt" fo:language="ru" fo:country="RU" fo:font-style="italic" style:font-size-asian="14pt" style:font-style-asian="italic"/>
    </style:style>
    <style:style style:name="T33" style:family="text">
      <style:text-properties fo:font-size="14pt" fo:language="ru" fo:country="RU" fo:font-style="italic" style:font-size-asian="14pt" style:font-style-asian="italic" style:font-style-complex="italic"/>
    </style:style>
    <style:style style:name="T34" style:family="text">
      <style:text-properties fo:font-size="14pt" fo:language="ru" fo:country="RU" fo:font-style="italic" style:font-size-asian="14pt" style:font-style-asian="italic" style:font-size-complex="14pt"/>
    </style:style>
    <style:style style:name="T35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36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37" style:family="text">
      <style:text-properties fo:font-size="14pt" style:font-size-asian="14pt"/>
    </style:style>
    <style:style style:name="T38" style:family="text">
      <style:text-properties fo:font-size="14pt" fo:language="en" fo:country="US" fo:font-style="italic" style:font-size-asian="14pt" style:font-style-asian="italic"/>
    </style:style>
    <style:style style:name="T39" style:family="text">
      <style:text-properties fo:font-size="14pt" fo:language="en" fo:country="US" fo:font-style="italic" style:font-size-asian="14pt" style:font-style-asian="italic" style:font-style-complex="italic"/>
    </style:style>
    <style:style style:name="T40" style:family="text">
      <style:text-properties fo:font-size="14pt" fo:language="en" fo:country="US" fo:font-style="italic" style:font-size-asian="14pt" style:font-style-asian="italic" style:font-size-complex="14pt"/>
    </style:style>
    <style:style style:name="T41" style:family="text">
      <style:text-properties fo:font-size="14pt" fo:language="en" fo:country="US" fo:font-style="normal" style:font-size-asian="14pt" style:font-style-asian="normal" style:font-style-complex="normal"/>
    </style:style>
    <style:style style:name="T42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43" style:family="text">
      <style:text-properties fo:text-transform="uppercase" fo:font-size="14pt" fo:language="uk" fo:country="UA" fo:font-weight="bold" style:font-size-asian="14pt" style:font-weight-asian="bold"/>
    </style:style>
    <style:style style:name="T44" style:family="text">
      <style:text-properties fo:text-transform="uppercase" fo:font-size="14pt" fo:language="uk" fo:country="UA" fo:font-weight="bold" style:font-size-asian="14pt" style:font-weight-asian="bold" style:font-style-complex="italic" style:font-weight-complex="bold"/>
    </style:style>
    <style:style style:name="T45" style:family="text">
      <style:text-properties fo:text-transform="uppercase" fo:font-size="14pt" fo:language="uk" fo:country="UA" fo:font-weight="bold" style:font-size-asian="14pt" style:font-weight-asian="bold" style:font-style-complex="italic" style:font-weight-complex="normal"/>
    </style:style>
    <style:style style:name="T46" style:family="text">
      <style:text-properties fo:text-transform="uppercase" fo:font-size="14pt" fo:language="uk" fo:country="UA" fo:font-weight="bold" style:font-size-asian="14pt" style:font-weight-asian="bold" style:font-size-complex="14pt"/>
    </style:style>
    <style:style style:name="T47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48" style:family="text"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T49" style:family="text">
      <style:text-properties fo:text-transform="uppercase" fo:font-size="14pt" fo:language="uk" fo:country="UA" style:font-size-asian="14pt"/>
    </style:style>
    <style:style style:name="T50" style:family="text">
      <style:text-properties fo:text-transform="uppercase" fo:font-size="14pt" fo:language="uk" fo:country="UA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T51" style:family="text">
      <style:text-properties fo:text-transform="uppercase" fo:font-size="14pt" fo:language="ru" fo:country="RU" fo:font-weight="bold" style:font-size-asian="14pt" style:font-weight-asian="bold"/>
    </style:style>
    <style:style style:name="T52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53" style:family="text">
      <style:text-properties fo:text-transform="uppercase" fo:language="uk" fo:country="UA" fo:font-weight="bold" style:font-weight-asian="bold"/>
    </style:style>
    <style:style style:name="T5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5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56" style:family="text">
      <style:text-properties fo:text-transform="uppercase" style:font-name="Times New Roman" fo:font-size="14pt" fo:language="uk" fo:country="UA" fo:font-weight="bold" style:font-size-asian="14pt" style:font-weight-asian="bold"/>
    </style:style>
    <style:style style:name="T57" style:family="text">
      <style:text-properties fo:text-transform="uppercase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58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59" style:family="text">
      <style:text-properties style:font-name="Times New Roman" fo:font-size="14pt" fo:language="uk" fo:country="UA" style:font-size-asian="14pt"/>
    </style:style>
    <style:style style:name="T60" style:family="text">
      <style:text-properties style:font-name="Times New Roman" fo:font-size="14pt" fo:language="uk" fo:country="UA" style:font-size-asian="14pt" style:font-style-complex="italic"/>
    </style:style>
    <style:style style:name="T61" style:family="text">
      <style:text-properties style:font-name="Times New Roman" fo:font-size="14pt" fo:language="uk" fo:country="UA" style:font-size-asian="14pt" style:font-size-complex="14pt"/>
    </style:style>
    <style:style style:name="T62" style:family="text"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63" style:family="text"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T64" style:family="text">
      <style:text-properties style:font-name="Times New Roman" fo:font-size="14pt" fo:language="uk" fo:country="UA" fo:font-style="italic" style:font-size-asian="14pt" style:font-style-asian="italic"/>
    </style:style>
    <style:style style:name="T65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66" style:family="text">
      <style:text-properties style:font-name="Times New Roman" fo:font-size="14pt" fo:language="uk" fo:country="UA" fo:font-weight="normal" style:font-size-asian="14pt" style:font-weight-asian="normal" style:font-style-complex="italic" style:font-weight-complex="normal"/>
    </style:style>
    <style:style style:name="T67" style:family="text">
      <style:text-properties fo:font-variant="normal" fo:text-transform="none" fo:color="#000000" fo:letter-spacing="normal" fo:language="uk" fo:country="UA" fo:font-style="normal" fo:font-weight="normal" style:font-weight-asian="bold" style:font-style-complex="italic" style:font-weight-complex="bold"/>
    </style:style>
    <style:style style:name="T68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69" style:family="text">
      <style:text-properties fo:font-variant="normal" fo:text-transform="none" fo:color="#000000" fo:letter-spacing="normal" fo:font-style="normal" fo:font-weight="normal"/>
    </style:style>
    <style:style style:name="T70" style:family="text">
      <style:text-properties fo:font-variant="normal" fo:text-transform="none" fo:color="#000000" style:font-name="Verdana" fo:letter-spacing="normal" fo:language="uk" fo:country="UA" fo:font-style="normal" fo:font-weight="bold" style:font-weight-asian="normal" style:font-weight-complex="normal"/>
    </style:style>
    <style:style style:name="T71" style:family="text">
      <style:text-properties fo:font-variant="normal" fo:text-transform="none" fo:color="#000000" style:font-name="Verdana" fo:letter-spacing="normal" fo:language="uk" fo:country="UA" fo:font-style="normal" fo:font-weight="bold" style:font-weight-asian="normal" style:font-style-complex="italic" style:font-weight-complex="normal"/>
    </style:style>
    <style:style style:name="T72" style:family="text">
      <style:text-properties fo:font-variant="normal" fo:text-transform="none" fo:color="#1b75bc" style:font-name="Verdana" fo:font-size="9pt" fo:letter-spacing="normal" fo:font-style="normal" fo:font-weight="normal" fo:background-color="transparent"/>
    </style:style>
    <style:style style:name="T73" style:family="text">
      <style:text-properties fo:font-variant="normal" fo:text-transform="none" fo:color="#ff0000" style:font-name="Verdana" fo:letter-spacing="normal" fo:language="uk" fo:country="UA" fo:font-style="normal" fo:font-weight="bold" style:font-weight-asian="normal" style:font-weight-complex="normal"/>
    </style:style>
    <style:style style:name="T74" style:family="text">
      <style:text-properties fo:font-variant="normal" fo:text-transform="none" fo:color="#ff0000" style:font-name="Verdana" fo:letter-spacing="normal" fo:language="uk" fo:country="UA" fo:font-style="normal" fo:font-weight="bold" style:font-weight-asian="normal" style:font-style-complex="italic" style:font-weight-complex="normal"/>
    </style:style>
    <style:style style:name="T75" style:family="text">
      <style:text-properties fo:font-variant="normal" fo:text-transform="none" fo:color="#008000" fo:letter-spacing="normal" fo:font-style="italic" fo:font-weight="normal"/>
    </style:style>
    <style:style style:name="T76" style:family="text">
      <style:text-properties fo:language="uk" fo:country="UA"/>
    </style:style>
    <style:style style:name="T77" style:family="text">
      <style:text-properties fo:language="uk" fo:country="UA" fo:font-style="italic" style:font-style-asian="italic"/>
    </style:style>
    <style:style style:name="T78" style:family="text">
      <style:text-properties fo:language="uk" fo:country="UA" fo:font-style="italic" style:font-style-asian="italic" style:font-style-complex="italic"/>
    </style:style>
    <style:style style:name="T79" style:family="text">
      <style:text-properties fo:language="uk" fo:country="UA" fo:font-style="italic" fo:font-weight="bold" style:font-style-asian="italic" style:font-weight-asian="bold"/>
    </style:style>
    <style:style style:name="T80" style:family="text">
      <style:text-properties fo:language="uk" fo:country="UA" fo:font-weight="bold" style:font-weight-asian="bold"/>
    </style:style>
    <style:style style:name="T81" style:family="text">
      <style:text-properties fo:language="uk" fo:country="UA" fo:font-weight="bold" style:font-weight-asian="bold" style:font-style-complex="italic" style:font-weight-complex="bold"/>
    </style:style>
    <style:style style:name="T82" style:family="text">
      <style:text-properties fo:language="uk" fo:country="UA" style:font-style-complex="italic"/>
    </style:style>
    <style:style style:name="T83" style:family="text">
      <style:text-properties fo:language="uk" fo:country="UA" fo:font-weight="normal" style:font-weight-asian="normal" style:font-style-complex="italic" style:font-weight-complex="normal"/>
    </style:style>
    <style:style style:name="T84" style:family="text">
      <style:text-properties fo:language="en" fo:country="US" fo:font-style="italic" style:font-style-asian="italic"/>
    </style:style>
    <style:style style:name="T85" style:family="text">
      <style:text-properties style:text-position="super 58%" fo:language="uk" fo:country="UA"/>
    </style:style>
    <style:style style:name="T86" style:family="text">
      <style:text-properties style:text-position="super 58%" fo:font-size="14pt" fo:language="uk" fo:country="UA" fo:font-weight="normal" style:font-size-asian="14pt" style:font-weight-asian="normal" style:font-style-complex="italic" style:font-weight-complex="normal"/>
    </style:style>
    <style:style style:name="T87" style:family="text">
      <style:text-properties fo:font-weight="bold"/>
    </style:style>
    <style:style style:name="T88" style:family="text">
      <style:text-properties fo:color="#008000"/>
    </style:style>
    <style:style style:name="T89" style:family="text">
      <style:text-properties fo:color="#008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6">БасамА</text:span><text:span text:style-name="T47"></text:span><text:span text:style-name="T46">нити</text:span><text:span text:style-name="T14">, -ню, -ниш, дієсл., </text:span><text:span text:style-name="T4">недок., перех., інд.-авт.</text:span><text:span text:style-name="T34">,</text:span><text:span text:style-name="T4"> </text:span><text:span text:style-name="T40">[1].</text:span><text:span text:style-name="T19"> </text:span><text:span text:style-name="T29">Похідне від </text:span><text:span text:style-name="T70">басам</text:span><text:span text:style-name="T73">а</text:span><text:span text:style-name="T70">н</text:span></text:p>
      <text:p text:style-name="P10"><text:a xlink:type="simple" xlink:href="http://www.lingvo.ua/uk/LingvoDictionaries/Details?dictionary=Explanatory%20(Uk-Uk)"><text:span text:style-name="T72">Explanatory (Uk-Uk)</text:span></text:a></text:p>
      <text:p text:style-name="P11"><text:span text:style-name="T88">-у, </text:span><text:span text:style-name="T89">ч.</text:span><text:span text:style-name="T88">, </text:span><text:span text:style-name="T89">розм.</text:span></text:p>
      <text:p text:style-name="P11">Смуга на тілі від удару. || Смуга на тканині і т. ін. (С:63).</text:p>
      <text:p text:style-name="P7"><text:span text:style-name="T77">Гойдається вечора зламана віть,/ і синню тяжкою в осінній пожежі/ мій дух </text:span><text:span text:style-name="T79">басаманить.</text:span><text:span text:style-name="T80"> </text:span><text:span text:style-name="T76">(П-1:27).</text:span></text:p>
      <text:p text:style-name="P1"><text:span text:style-name="T46">БІ</text:span><text:span text:style-name="T47"></text:span><text:span text:style-name="T46">ЛЬ-</text:span><text:span text:style-name="T48">ЖАДА</text:span><text:span text:style-name="T47"></text:span><text:span text:style-name="T14">, -и</text:span><text:span text:style-name="T47"></text:span><text:span text:style-name="T14">, </text:span><text:span text:style-name="T4">ім., ж., інд.-авт., </text:span><text:span text:style-name="T40">[</text:span><text:span text:style-name="T4">9</text:span><text:span text:style-name="T40">]</text:span><text:span text:style-name="T4">.</text:span><text:span text:style-name="T5"> </text:span><text:span text:style-name="T15">Похідне від </text:span><text:span text:style-name="T20">бі</text:span><text:span text:style-name="T47"></text:span><text:span text:style-name="T20">ль</text:span><text:span text:style-name="T15"> і </text:span><text:span text:style-name="T20">жада</text:span><text:span text:style-name="T47"></text:span><text:span text:style-name="T15">.</text:span></text:p>
      <text:p text:style-name="P9">біль</text:p>
      <text:p text:style-name="P10"><text:a xlink:type="simple" xlink:href="http://www.lingvo.ua/uk/LingvoDictionaries/Details?dictionary=Explanatory%20(Uk-Uk)"><text:span text:style-name="T72">Explanatory (Uk-Uk)</text:span></text:a></text:p>
      <text:p text:style-name="P11"><text:span text:style-name="T87">I </text:span><text:span text:style-name="T88">болю, </text:span><text:span text:style-name="T89">ч.</text:span></text:p>
      <text:p text:style-name="P11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<text:p text:style-name="P11"><text:span text:style-name="T87">II </text:span><text:span text:style-name="T88">-і, </text:span><text:span text:style-name="T89">ж.</text:span><text:span text:style-name="T88">, </text:span><text:span text:style-name="T89">рідко</text:span><text:span text:style-name="T88">.</text:span></text:p>
      <text:p text:style-name="P11">1) Білі нитки, біла пряжа.</text:p>
      <text:p text:style-name="P11">2) Яскраво-білий колір; білість.</text:p>
      <text:p text:style-name="P11"><text:span text:style-name="T87">III </text:span><text:span text:style-name="T88">-і, </text:span><text:span text:style-name="T89">ж.</text:span></text:p>
      <text:p text:style-name="P11">Біла іржа – хвороба хрестоцвітих, що спричиняє появу білих блискучих плям на листках, стеблах, квітках і плодах рослини.</text:p>
      <text:p text:style-name="P1"><text:span text:style-name="T71">жад</text:span><text:span text:style-name="T74">а</text:span></text:p>
      <text:p text:style-name="P10"><text:a xlink:type="simple" xlink:href="http://www.lingvo.ua/uk/LingvoDictionaries/Details?dictionary=Explanatory%20(Uk-Uk)"><text:span text:style-name="T72">Explanatory (Uk-Uk)</text:span></text:a></text:p>
      <text:p text:style-name="P11"><text:span text:style-name="T88">-и, </text:span><text:span text:style-name="T89">ж.</text:span><text:span text:style-name="T88">, </text:span><text:span text:style-name="T89">діал.</text:span></text:p>
      <text:p text:style-name="P12"><text:span text:style-name="T69">Жага (у 1, 2 </text:span><text:span text:style-name="T75">знач.</text:span><text:span text:style-name="T69">).</text:span></text:p>
      <text:p text:style-name="P7"><text:span text:style-name="T68">Рі</text:span><text:span text:style-name="T52"></text:span><text:span text:style-name="T77">чки</text:span><text:span text:style-name="T77"> те</text:span><text:span text:style-name="T77">пла ковбаня,/ літеплена вода./ Ось тобі, сну – смеркання,/ спогад твій – </text:span><text:span text:style-name="T79">біль-жада</text:span><text:span text:style-name="T77">.</text:span><text:span text:style-name="T76"> (П-2:28).</text:span></text:p>
      <text:p text:style-name="P6"><text:span text:style-name="T53">Біль-самотА</text:span><text:span text:style-name="T76">, -и</text:span><text:span text:style-name="T53"></text:span><text:span text:style-name="T76">, </text:span><text:span text:style-name="T77">ім., ж., інд.-авт., </text:span><text:span text:style-name="T84">[</text:span><text:span text:style-name="T77">9</text:span><text:span text:style-name="T84">]</text:span><text:span text:style-name="T77">.</text:span><text:span text:style-name="T78"> </text:span><text:span text:style-name="T82">Похідне від </text:span><text:span text:style-name="T81">БІЛЬ</text:span><text:span text:style-name="T85">1</text:span><text:span text:style-name="T81">,</text:span><text:span text:style-name="T83"> бо</text:span><text:span text:style-name="T81"></text:span><text:span text:style-name="T83">лю, ч. Відчуття фізичного страждання; в</text:span><text:span text:style-name="T67">ідчуття прикрості, образи, смутку. </text:span><text:span text:style-name="T83">(СУМ-1:186);</text:span><text:span text:style-name="T82"> і </text:span><text:span text:style-name="T54">самотА</text:span><text:span text:style-name="T81">, </text:span><text:span text:style-name="T83">-и</text:span><text:span text:style-name="T55"></text:span><text:span text:style-name="T83">, ж. 1. Стан за знач. </text:span><text:span text:style-name="T81">самі</text:span><text:span text:style-name="T54"></text:span><text:span text:style-name="T81">тни</text:span><text:span text:style-name="T54"></text:span><text:span text:style-name="T81">й, само</text:span><text:span text:style-name="T54"></text:span><text:span text:style-name="T81">тній; </text:span><text:span text:style-name="T83">самотність. Гостре відчуття відокремленості, ізольованості від кого-, чого-небудь. (СУМ-9:47)</text:span><text:span text:style-name="T82">.</text:span></text:p>
      <text:p text:style-name="P7"><text:span text:style-name="T77">…і вже ти, як цятка, і вже над пітьмою/ спалахуєш зойками </text:span><text:span text:style-name="T79">біль-самоти</text:span><text:span text:style-name="T77">.</text:span><text:span text:style-name="T76"> (П-2:18).</text:span></text:p>
      <text:p text:style-name="P1"><text:span text:style-name="T58">Вичамрілий</text:span><text:span text:style-name="T61">, -а, -е, </text:span><text:span text:style-name="T65">інд.-авт.,</text:span><text:span text:style-name="T1"> [1].</text:span><text:span text:style-name="T2"> </text:span><text:span text:style-name="T12">Дієпр. пас. мин. ч. до </text:span><text:span text:style-name="T18">ви</text:span><text:span text:style-name="T47"></text:span><text:span text:style-name="T18">чамріти </text:span><text:span text:style-name="T27">(не представлено у СУМ);</text:span></text:p>
      <text:p text:style-name="P1"><text:span text:style-name="T1">…оце Дніпро, це жайвірна – Софія,/ а це Ярила </text:span><text:span text:style-name="T6">вичамрілий</text:span><text:span text:style-name="T1"> яр.</text:span><text:span text:style-name="T12"> (П-2:195).</text:span></text:p>
      <text:p text:style-name="P1"><text:span text:style-name="T43">ВсебезО</text:span><text:span text:style-name="T47"></text:span><text:span text:style-name="T43">дня</text:span><text:span text:style-name="T12">, -і, </text:span><text:span text:style-name="T1">ім., ж., інд.-авт., </text:span><text:span text:style-name="T38">[9а]</text:span><text:span text:style-name="T1">.</text:span><text:span text:style-name="T2"> </text:span><text:span text:style-name="T13">Похідне від </text:span><text:span text:style-name="T17">ВСЕ... (УСЕ...). </text:span><text:span text:style-name="T28">Перша </text:span><text:soft-page-break/><text:span text:style-name="T28">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БЕЗО</text:span><text:span text:style-name="T47"></text:span><text:span text:style-name="T17">ДНЯ,</text:span><text:span text:style-name="T28"> і, ж. Глибоке провалля; прірва; перев. чого або яка. Безмежний простір, безмірна глибина. (СУМ-1:136)</text:span><text:span text:style-name="T13">.</text:span></text:p>
      <text:p text:style-name="P1"><text:span text:style-name="T1">Земля посовгнулась. Пливе/ розщілиною </text:span><text:span text:style-name="T6">всебезодні</text:span><text:span text:style-name="T12">. (П-1:185).</text:span></text:p>
      <text:p text:style-name="P1"><text:span text:style-name="T43">ВсебЕ</text:span><text:span text:style-name="T47"></text:span><text:span text:style-name="T43">зрух</text:span><text:span text:style-name="T12">, -у, </text:span><text:span text:style-name="T1">ім., ч., інд.-авт., </text:span><text:span text:style-name="T38">[8]</text:span><text:span text:style-name="T1">.</text:span><text:span text:style-name="T2"> </text:span><text:span text:style-name="T13">Похідне від </text:span><text:span text:style-name="T17">ВСЕ... (УСЕ...). </text:span><text:span text:style-name="T28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</text:span><text:span text:style-name="T17">БЕЗ,</text:span><text:span text:style-name="T28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;</text:span><text:span text:style-name="T13"> і </text:span><text:span text:style-name="T17">РУХ, </text:span><text:span text:style-name="T28">у, ч. 1. філос. Спосіб існування матерії, який полягає в безперервній зміні всього існуючого і виявляється в безпосередній єдності перервності і неперервності простору і часу. (СУМ-8:914)</text:span></text:p>
      <text:p text:style-name="P1"><text:span text:style-name="T1">У штольнях ночей вертикальних/ іде схарапуджене дляння/ </text:span><text:span text:style-name="T6">всебезруху</text:span><text:span text:style-name="T1">…</text:span><text:span text:style-name="T12"> (П-1:87).</text:span></text:p>
      <text:p text:style-name="P1"><text:span text:style-name="T43">ВсебІ</text:span><text:span text:style-name="T47"></text:span><text:span text:style-name="T43">дий</text:span><text:span text:style-name="T12">, -а, -е, </text:span><text:span text:style-name="T2">прикм., інд.-авт.</text:span><text:span text:style-name="T1">, </text:span><text:span text:style-name="T38">[</text:span><text:span text:style-name="T1">15а</text:span><text:span text:style-name="T38">]</text:span><text:span text:style-name="T1">.</text:span><text:span text:style-name="T2"> </text:span><text:span text:style-name="T13">Похідне від </text:span><text:span text:style-name="T17">ВСЕ... (УСЕ...). </text:span><text:span text:style-name="T28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</text:span><text:soft-page-break/><text:span text:style-name="T28">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БІ</text:span><text:span text:style-name="T47"></text:span><text:span text:style-name="T17">ДНИЙ, </text:span><text:span text:style-name="T28">а, е. 6. Який викликає співчуття; нещасний, бідолашний. (СУМ-1:177).</text:span></text:p>
      <text:p text:style-name="P1"><text:span text:style-name="T1">Тож – в неба провалля в бездоння, бездолий/ нагірний, невірний, западистий рай,/ </text:span><text:span text:style-name="T6">всебідий</text:span><text:span text:style-name="T1">, всегнівний, всещедрий, всекволий./ А що під крилом твоїм? Кара – карай.</text:span><text:span text:style-name="T12"> (П-1:98).</text:span></text:p>
      <text:p text:style-name="P1"><text:span text:style-name="T43">Всевельмóжний</text:span><text:span text:style-name="T12"> (</text:span><text:span text:style-name="T18">усевельмо</text:span><text:span text:style-name="T12"></text:span><text:span text:style-name="T18">жний</text:span><text:span text:style-name="T12">), -а, -е, </text:span><text:span text:style-name="T2">прикм., </text:span><text:span text:style-name="T1">інд.-авт., </text:span><text:span text:style-name="T38">[8]</text:span><text:span text:style-name="T1">.</text:span><text:span text:style-name="T2"> </text:span><text:span text:style-name="T13">Похідне </text:span><text:span text:style-name="T13">від </text:span><text:span text:style-name="T17">ВСЕ... (УСЕ...). </text:span><text:span text:style-name="T28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ВЕЛЬМО</text:span><text:span text:style-name="T47"></text:span><text:span text:style-name="T17">ЖНИЙ,</text:span><text:span text:style-name="T13"> а, е, заст. 1. Родовитий, знатний, багатий, який має значну владу у знач. ім. </text:span><text:span text:style-name="T17">вельмо</text:span><text:span text:style-name="T47"></text:span><text:span text:style-name="T17">жний,</text:span><text:span text:style-name="T13"> ного, ч.; </text:span><text:span text:style-name="T17">вельмо</text:span><text:span text:style-name="T47"></text:span><text:span text:style-name="T17">жна,</text:span><text:span text:style-name="T13"> ної, ж. (СУМ-1:324).</text:span></text:p>
      <text:p text:style-name="P1"><text:span text:style-name="T1">Розкоше світу, йми мене в полон,/ адже і ти така, як я, порожня./ Тож полони мене, </text:span><text:span text:style-name="T6">усевельможна</text:span><text:span text:style-name="T1">,/ дай перейти з тобою Рубікон</text:span><text:span text:style-name="T12">. (П-1:88).</text:span></text:p>
      <text:p text:style-name="P1"><text:span text:style-name="T43">ВсевідрА</text:span><text:span text:style-name="T47"></text:span><text:span text:style-name="T43">да</text:span><text:span text:style-name="T18">,</text:span><text:span text:style-name="T12"> -и, </text:span><text:span text:style-name="T1">ім., інд.-авт., [</text:span><text:span text:style-name="T38">9а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13">плюючий (усеохо</text:span><text:span text:style-name="T47"></text:span><text:span text:style-name="T13">плюючий), всепоглина</text:span><text:span text:style-name="T47"></text:span><text:span text:style-name="T13">ючий (усепоглина</text:span><text:span text:style-name="T47"></text:span><text:span text:style-name="T13">ючий), всетво</text:span><text:span text:style-name="T47"></text:span><text:span text:style-name="T13">рчий (усетво</text:span><text:span text:style-name="T47"></text:span><text:span text:style-name="T13">рчий); 2) повноту обсягу, об’єму предмета чи явища, означуваного цим словом, напр.: вселю</text:span><text:span text:style-name="T47"></text:span><text:span text:style-name="T13">дний (уселю</text:span><text:span text:style-name="T47"></text:span><text:span text:style-name="T13">дний), всеста</text:span><text:span text:style-name="T47"></text:span><text:span text:style-name="T13">новий (усеста</text:span><text:span text:style-name="T47"></text:span><text:span text:style-name="T13">новий); 3) повноту якості, вираженої другою частиною слова, напр.: всеси</text:span><text:span text:style-name="T47"></text:span><text:span text:style-name="T13">льний (усеси</text:span><text:span text:style-name="T47"></text:span><text:span text:style-name="T13">льний). (СУМ-1:762); і </text:span><text:span text:style-name="T17">ВІДРА</text:span><text:span text:style-name="T47"></text:span><text:span text:style-name="T17">ДА, </text:span><text:span text:style-name="T13">и, ж. Те, що заспокоює, сповнює радістю; втіха, задоволення. (СУМ-1:626).</text:span></text:p>
      <text:p text:style-name="P1"><text:span text:style-name="T1">Треба щедро – серцем одним, устами/ ледь розпуклими – розпелюстити втіхи гін,/ </text:span><text:span text:style-name="T6">всевідради</text:span><text:span text:style-name="T1">! Сонце бо йде – за нами.</text:span><text:span text:style-name="T12"> (П-1:106); </text:span><text:span text:style-name="T1">Снують думок рої,/ котрим немає ради/ (смертельні перепади!),/ а сонце </text:span><text:span text:style-name="T6">всевідради</text:span><text:span text:style-name="T1">/ всеглядно постає.</text:span><text:span text:style-name="T12"> (П-</text:span><text:soft-page-break/><text:span text:style-name="T12">1:179).</text:span></text:p>
      <text:p text:style-name="P1"><text:span text:style-name="T43">Всевіки</text:span><text:span text:style-name="T12"> (</text:span><text:span text:style-name="T18">всеві</text:span><text:span text:style-name="T47"></text:span><text:span text:style-name="T12">к)</text:span><text:span text:style-name="T18">,</text:span><text:span text:style-name="T12"> </text:span><text:span text:style-name="T1">присл., інд.-авт., [</text:span><text:span text:style-name="T38">8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13">плюючий (усеохо</text:span><text:span text:style-name="T47"></text:span><text:span text:style-name="T13">плюючий), всепоглина</text:span><text:span text:style-name="T47"></text:span><text:span text:style-name="T13">ючий (усепоглина</text:span><text:span text:style-name="T47"></text:span><text:span text:style-name="T13">ючий), всетво</text:span><text:span text:style-name="T47"></text:span><text:span text:style-name="T13">рчий (усетво</text:span><text:span text:style-name="T47"></text:span><text:span text:style-name="T13">рчий); 2) повноту обсягу, об’єму предмета чи явища, означуваного цим словом, напр.: вселю</text:span><text:span text:style-name="T47"></text:span><text:span text:style-name="T13">дний (уселю</text:span><text:span text:style-name="T47"></text:span><text:span text:style-name="T13">дний), всеста</text:span><text:span text:style-name="T47"></text:span><text:span text:style-name="T13">новий (усеста</text:span><text:span text:style-name="T47"></text:span><text:span text:style-name="T13">новий); 3) повноту якості, вираженої другою частиною слова, напр.: всеси</text:span><text:span text:style-name="T47"></text:span><text:span text:style-name="T13">льний (усеси</text:span><text:span text:style-name="T47"></text:span><text:span text:style-name="T13">льний). (СУМ-1:762); і </text:span><text:span text:style-name="T17">ВІК, </text:span><text:span text:style-name="T13">у, ч. 4. </text:span><text:span text:style-name="T13">розм. Надзвичайно довгий час; вічність. (СУМ-1:671).</text:span></text:p>
      <text:p text:style-name="P1"><text:span text:style-name="T1">Задосить. Приостань. Упився гроз?/ Від правіків на </text:span><text:span text:style-name="T6">всевіки</text:span><text:span text:style-name="T1"> упився?</text:span><text:span text:style-name="T12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6">всевік</text:span><text:span text:style-name="T1">.</text:span><text:span text:style-name="T12"> (П-2:19).</text:span></text:p>
      <text:p text:style-name="P1"><text:span text:style-name="T43">ВсевІ</text:span><text:span text:style-name="T47"></text:span><text:span text:style-name="T43">кна</text:span><text:span text:style-name="T18">,</text:span><text:span text:style-name="T12"> всеві</text:span><text:span text:style-name="T47"></text:span><text:span text:style-name="T12">кон, </text:span><text:span text:style-name="T1">ім., мн., інд.-авт., [</text:span><text:span text:style-name="T38">8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13">плюючий (усеохо</text:span><text:span text:style-name="T47"></text:span><text:span text:style-name="T13">плюючий), всепоглина</text:span><text:span text:style-name="T47"></text:span><text:span text:style-name="T13">ючий (усепоглина</text:span><text:span text:style-name="T47"></text:span><text:span text:style-name="T13">ючий), всетво</text:span><text:span text:style-name="T47"></text:span><text:span text:style-name="T13">рчий (усетво</text:span><text:span text:style-name="T47"></text:span><text:span text:style-name="T13">рчий); 2) повноту обсягу, об’єму предмета чи явища, означуваного цим словом, напр.: вселю</text:span><text:span text:style-name="T47"></text:span><text:span text:style-name="T13">дний (уселю</text:span><text:span text:style-name="T47"></text:span><text:span text:style-name="T13">дний), всеста</text:span><text:span text:style-name="T47"></text:span><text:span text:style-name="T13">новий (усеста</text:span><text:span text:style-name="T47"></text:span><text:span text:style-name="T13">новий); 3) повноту якості, вираженої другою частиною слова, напр.: всеси</text:span><text:span text:style-name="T47"></text:span><text:span text:style-name="T13">льний (усеси</text:span><text:span text:style-name="T47"></text:span><text:span text:style-name="T13">льний). (СУМ-1:762); і </text:span><text:span text:style-name="T17">ВІКНО</text:span><text:span text:style-name="T47"></text:span><text:span text:style-name="T17">, </text:span><text:span text:style-name="T13">а, с. Отвір для світла й повітря в стіні приміщення (хати, вагона тощо), куди вставлена рама з шибками. (СУМ-1:671).</text:span></text:p>
      <text:p text:style-name="P1"><text:span text:style-name="T1">Заплакані вікна. </text:span><text:span text:style-name="T6">Всевікна</text:span><text:span text:style-name="T1"> твої./ Готуйся до злету. Кінець животінню. (П-1:98).</text:span></text:p>
      <text:p text:style-name="P1"><text:span text:style-name="T43">Всегíн</text:span><text:span text:style-name="T18">,</text:span><text:span text:style-name="T12"> -гóну, </text:span><text:span text:style-name="T1">ім., ч., інд.-авт., </text:span><text:span text:style-name="T38">[8].</text:span><text:span text:style-name="T2"> </text:span><text:span text:style-name="T13">Похідне від </text:span><text:span text:style-name="T17">ВСЕ... (УСЕ...). </text:span><text:span text:style-name="T28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гін </text:span><text:span text:style-name="T28">(не подано у СУМ)</text:span><text:span text:style-name="T13">.</text:span></text:p>
      <text:p text:style-name="P1"><text:soft-page-break/><text:span text:style-name="T1">Ця дорога вседороги/ всенезустрічі – </text:span><text:span text:style-name="T6">всегону</text:span><text:span text:style-name="T1">./ Позирай із заквагону/ за сузір’ям Козерога. (П-1:67).</text:span></text:p>
      <text:p text:style-name="P8"><text:span text:style-name="T56">Всеглядно</text:span><text:span text:style-name="T63">,</text:span><text:span text:style-name="T59"> </text:span><text:span text:style-name="T64">присл., інд.-авт., [1].</text:span><text:span text:style-name="T64"> </text:span><text:span text:style-name="T60">Похідне від </text:span><text:span text:style-name="T62">всегля</text:span><text:span text:style-name="T57"></text:span><text:span text:style-name="T62">дний </text:span><text:span text:style-name="T66">(не подано у СУМ)</text:span><text:span text:style-name="T60">.</text:span></text:p>
      <text:p text:style-name="P1"><text:span text:style-name="T1">Снують думок рої,/ котрим немає ради/ (смертельні перепади!),/ а сонце всевідради/ </text:span><text:span text:style-name="T6">всеглядно</text:span><text:span text:style-name="T1"> постає. (П-1:179).</text:span></text:p>
      <text:p text:style-name="P1"><text:span text:style-name="T43">ВсегнІвний</text:span><text:span text:style-name="T18">,</text:span><text:span text:style-name="T12"> -а, -е, </text:span><text:span text:style-name="T2">прикм., </text:span><text:span text:style-name="T1">інд.-авт., </text:span><text:span text:style-name="T38">[1б] або [9а].</text:span><text:span text:style-name="T2"> </text:span><text:span text:style-name="T13">Похідне від </text:span><text:span text:style-name="T17">ВСЕ... (УСЕ...). </text:span><text:span text:style-name="T28">Перша частина складних слів, що вказує на: 1) всеосяжність, повноту </text:span><text:span text:style-name="T28">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ГНІ</text:span><text:span text:style-name="T44"></text:span><text:span text:style-name="T17">ВНИЙ, </text:span><text:span text:style-name="T28">а, е. Який перебуває в стані нервового збудження, гніву. Який виражає гнів, перейнятий гніном. (СУМ-2:94)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6">всегнівний</text:span><text:span text:style-name="T1">, всещедрий, всекволий./ А що під крилом твоїм? Кара – карай. (П-1:98).</text:span></text:p>
      <text:p text:style-name="P1"><text:span text:style-name="T43">ВсеголОдний</text:span><text:span text:style-name="T12">, -а, -е, </text:span><text:span text:style-name="T2">прикм., </text:span><text:span text:style-name="T1">інд.-авт., </text:span><text:span text:style-name="T38">[1б] або [9а]</text:span><text:span text:style-name="T1">.</text:span><text:span text:style-name="T2"> </text:span><text:span text:style-name="T13">Похідне від </text:span><text:span text:style-name="T17">ВСЕ... (УСЕ...). </text:span><text:span text:style-name="T28">Перша частина складних слів, що вказує на: 1) всеосяжність, повноту певної дії, вираженої другою частиною слова, напр.: всеохо</text:span><text:span text:style-name="T47"></text:span><text:span text:style-name="T28">плюючий (усеохо</text:span><text:span text:style-name="T47"></text:span><text:span text:style-name="T28">плюючий), всепоглина</text:span><text:span text:style-name="T47"></text:span><text:span text:style-name="T28">ючий (усепоглина</text:span><text:span text:style-name="T47"></text:span><text:span text:style-name="T28">ючий), всетво</text:span><text:span text:style-name="T47"></text:span><text:span text:style-name="T28">рчий (усетво</text:span><text:span text:style-name="T47"></text:span><text:span text:style-name="T28">рчий); 2) повноту обсягу, об’єму предмета чи явища, означуваного цим словом, напр.: вселю</text:span><text:span text:style-name="T47"></text:span><text:span text:style-name="T28">дний (уселю</text:span><text:span text:style-name="T47"></text:span><text:span text:style-name="T28">дний), всеста</text:span><text:span text:style-name="T47"></text:span><text:span text:style-name="T28">новий (усеста</text:span><text:span text:style-name="T47"></text:span><text:span text:style-name="T28">новий); 3) повноту якості, вираженої другою частиною слова, напр.: всеси</text:span><text:span text:style-name="T47"></text:span><text:span text:style-name="T28">льний (усеси</text:span><text:span text:style-name="T47"></text:span><text:span text:style-name="T28">льний). (СУМ-1:762);</text:span><text:span text:style-name="T13"> і </text:span><text:span text:style-name="T17">ГОЛО</text:span><text:span text:style-name="T44"></text:span><text:span text:style-name="T17">ДНИЙ</text:span><text:span text:style-name="T28">, а, е. 1. Який відчуває голод (у 1 знач.). Який виражає голод. (СУМ-2:114).</text:span></text:p>
      <text:p text:style-name="P1"><text:span text:style-name="T1">Народжені мої бажання,/ усенестерпні, </text:span><text:span text:style-name="T6">всеголодні</text:span><text:span text:style-name="T1">,/ такі вітри зняли довкола,/ що все несеться шкереберть. (П-2:195).</text:span></text:p>
      <text:p text:style-name="P2"/>
      <text:p text:style-name="P2"><text:soft-page-break/></text:p>
      <text:p text:style-name="P2"/>
      <text:p text:style-name="P1"><text:span text:style-name="T43">ВседобрО</text:span><text:span text:style-name="T44"></text:span><text:span text:style-name="T18">,</text:span><text:span text:style-name="T12"> -а</text:span><text:span text:style-name="T44"></text:span><text:span text:style-name="T12">, </text:span><text:span text:style-name="T1">ім., с., інд.-авт., [9а].</text:span><text:span text:style-name="T2">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</text:span><text:span text:style-name="T26">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ДОБРО</text:span><text:span text:style-name="T44"></text:span><text:span text:style-name="T17">, </text:span><text:span text:style-name="T28">а</text:span><text:span text:style-name="T44"></text:span><text:span text:style-name="T28">, с. 1. Усе позитивне в житті людей, що відповідає їх інтересам, бажанням, мріям; благо; протилежне </text:span><text:span text:style-name="T11">лихо, зло</text:span><text:span text:style-name="T25">. Добра, корисна справа, вчинок і т. ін. (СУМ-2:323)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6">вседобро</text:span><text:span text:style-name="T1">. (П-2:83).</text:span></text:p>
      <text:p text:style-name="P1"><text:span text:style-name="T43">Вседорóга</text:span><text:span text:style-name="T18">,</text:span><text:span text:style-name="T12"> -и, </text:span><text:span text:style-name="T1">ім., ж., інд.-авт., [8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ДОРОГА, </text:span><text:span text:style-name="T13">и, ж. 1. Смуга землі, по якій їздять і ходять. 3. Перебування в русі (йдучи або їдучи куди-небудь). (СУМ-2:378-379).</text:span></text:p>
      <text:p text:style-name="P1"><text:span text:style-name="T1">Ця дорога </text:span><text:span text:style-name="T6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6">вседорога</text:span><text:span text:style-name="T1">./ Дорога до Бога – ламка і витка. (П-1:98).</text:span></text:p>
      <text:p text:style-name="P1"><text:span text:style-name="T43">Вседорогий</text:span><text:span text:style-name="T12">, -а, -е, </text:span><text:span text:style-name="T2">прикм., </text:span><text:span text:style-name="T1">інд.-авт., [8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</text:span><text:soft-page-break/><text:span text:style-name="T26">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ДОРОГИ</text:span><text:span text:style-name="T44"></text:span><text:span text:style-name="T17">Й, </text:span><text:span text:style-name="T28">а, е; вищ. ст. </text:span><text:span text:style-name="T17">доро</text:span><text:span text:style-name="T44"></text:span><text:span text:style-name="T17">жчий</text:span><text:span text:style-name="T28">. 2. перен. Який високо ціниться, оберігається, яким дорожать. (СУМ-2:379).</text:span></text:p>
      <text:p text:style-name="P1"><text:span text:style-name="T1">Земля – хитлива і плавка – </text:span><text:span text:style-name="T6">вседорога</text:span><text:span text:style-name="T1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6">вседорогий, вседорогий</text:span><text:span text:style-name="T1">. (П-2:184).</text:span></text:p>
      <text:p text:style-name="P1"><text:span text:style-name="T43">ВсезАдума</text:span><text:span text:style-name="T12">, -и, </text:span><text:span text:style-name="T1">ім., ж., інд.-авт., [8]. </text:span><text:span text:style-name="T26">Похідне від </text:span><text:span text:style-name="T24">ВСЕ... (УСЕ...). </text:span><text:span text:style-name="T26">Перша </text:span><text:span text:style-name="T26">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ЗАДУМА, </text:span><text:span text:style-name="T28">и, ж. Стан того, хто заглибився в думки, роздуми. (СУМ-3:116).</text:span></text:p>
      <text:p text:style-name="P1"><text:span text:style-name="T1">Пірни/ у </text:span><text:span text:style-name="T6">всезадуму</text:span><text:span text:style-name="T1"> і збавляй безчасся. (П-1:178).</text:span></text:p>
      <text:p text:style-name="P1"><text:span text:style-name="T43">ВсеквО</text:span><text:span text:style-name="T50"></text:span><text:span text:style-name="T43">лий</text:span><text:span text:style-name="T12">, -а, -е, </text:span><text:span text:style-name="T2">прикм., </text:span><text:span text:style-name="T1">інд.-авт., [9а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КВОЛИЙ, </text:span><text:span text:style-name="T28">а, е. 1. Який має не міцну будову тіла, фізично нерозвинутий; тендітний. Який утратив силу через хворобу, втому тощо; слабий, безсилий, немічний. (СУМ-4:137)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6">всекволий</text:span><text:span text:style-name="T1">./ А що під крилом твоїм? Кара – карай. (П-1:98).</text:span></text:p>
      <text:p text:style-name="P1"><text:span text:style-name="T43">ВсемежА</text:span><text:span text:style-name="T50"></text:span><text:span text:style-name="T12">,</text:span><text:span text:style-name="T16"> </text:span><text:span text:style-name="T12">-и, </text:span><text:span text:style-name="T1">ім., ж., інд.-авт., [8]. </text:span><text:span text:style-name="T26">Похідне від </text:span><text:span text:style-name="T24">ВСЕ... (УСЕ...). </text:span><text:span text:style-name="T26">Перша </text:span><text:soft-page-break/><text:span text:style-name="T26">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МЕЖА</text:span><text:span text:style-name="T50"></text:span><text:span text:style-name="T17">, і</text:span><text:span text:style-name="T28">, ж. 1. Лінія поділу якої-небудь території; границя (у 1 знач.). (СУМ-4:666).</text:span></text:p>
      <text:p text:style-name="P1"><text:span text:style-name="T1">Ти ще – ось-ось. Допіру-но ступив/ за </text:span><text:span text:style-name="T6">всемежу</text:span><text:span text:style-name="T1">. (П-1:182).</text:span></text:p>
      <text:p text:style-name="P1"><text:span text:style-name="T43">Всемолодий</text:span><text:span text:style-name="T12">, -а</text:span><text:span text:style-name="T50"></text:span><text:span text:style-name="T12">,-е</text:span><text:span text:style-name="T50"></text:span><text:span text:style-name="T12">, </text:span><text:span text:style-name="T2">прикм., </text:span><text:span text:style-name="T1">інд.-авт., [8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МОЛОДИ</text:span><text:span text:style-name="T44"></text:span><text:span text:style-name="T17">Й, </text:span><text:span text:style-name="T28">рідко </text:span><text:span text:style-name="T17">МО</text:span><text:span text:style-name="T44"></text:span><text:span text:style-name="T17">ЛОД, </text:span><text:span text:style-name="T28">а</text:span><text:span text:style-name="T45"></text:span><text:span text:style-name="T28">, е</text:span><text:span text:style-name="T45"></text:span><text:span text:style-name="T28">, нар.-поет., а</text:span><text:span text:style-name="T45"></text:span><text:span text:style-name="T28">я, е</text:span><text:span text:style-name="T45"></text:span><text:span text:style-name="T28">є. 1. Який має небагато років, недосяг зрілого віку; юний. Нестарий. (СУМ-4:786).</text:span></text:p>
      <text:p text:style-name="P1"><text:span text:style-name="T1">Усесвіту пустеля/ небавом нас огорне,/ і мертва не воскресне/ </text:span><text:span text:style-name="T6">всемолода</text:span><text:span text:style-name="T1"> біда. (П-1:212); І, хилячи </text:span><text:span text:style-name="T6">всемолоде</text:span><text:span text:style-name="T1"> чоло,/ пройти під поглядом, немов під градом… (П-2:83).</text:span></text:p>
      <text:p text:style-name="P1"><text:span text:style-name="T43">ВсеначувА</text:span><text:span text:style-name="T50"></text:span><text:span text:style-name="T43">нний</text:span><text:span text:style-name="T12">, -а, -е, </text:span><text:span text:style-name="T2">прикм., </text:span><text:span text:style-name="T1">інд.-авт., [1б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НАЧУВА</text:span><text:span text:style-name="T50"></text:span><text:span text:style-name="T17">ТИСЯ, </text:span><text:span text:style-name="T28">а</text:span><text:span text:style-name="T50"></text:span><text:span text:style-name="T28">юся, а</text:span><text:span text:style-name="T50"></text:span><text:span text:style-name="T28">єшся, недок. Чекати розплати, помсти. Чекати чого-небудь неприємного. (СУМ-5:238).</text:span></text:p>
      <text:p text:style-name="P1"><text:span text:style-name="T1">І торопкі </text:span><text:span text:style-name="T6">всеначуванні</text:span><text:span text:style-name="T1"> кроки,/ то лис блукає – із хвостом рудим. (П-2:156).</text:span></text:p>
      <text:p text:style-name="P1"><text:soft-page-break/><text:span text:style-name="T43">ВсенедочекА</text:span><text:span text:style-name="T50"></text:span><text:span text:style-name="T43">вшися</text:span><text:span text:style-name="T12">, </text:span><text:span text:style-name="T1">дієприсл., док., інд.-авт., [8], [4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(</text:span><text:span text:style-name="T17">НЕ</text:span><text:span text:style-name="T13">) </text:span><text:span text:style-name="T17">ДОЧЕКА</text:span><text:span text:style-name="T50"></text:span><text:span text:style-name="T17">ТИСЯ, </text:span><text:span text:style-name="T28">а</text:span><text:span text:style-name="T50"></text:span><text:span text:style-name="T28">юся, а</text:span><text:span text:style-name="T50"></text:span><text:span text:style-name="T28">єшся, док. Пробути, прожити до </text:span><text:span text:style-name="T28">того часу, поки настане, з'явиться очікуване; діждатися. (СУМ-2:399).</text:span></text:p>
      <text:p text:style-name="P1"><text:span text:style-name="T1">Ну й долечка! Прождати на життя - / і </text:span><text:span text:style-name="T6">всенедочекавшися</text:span><text:span text:style-name="T1"> – померти! (П-1:188).</text:span></text:p>
      <text:p text:style-name="P1"><text:span text:style-name="T43">ВсенеНАждА</text:span><text:span text:style-name="T50"></text:span><text:span text:style-name="T43">нний</text:span><text:span text:style-name="T12">, -а, -е, </text:span><text:span text:style-name="T2">прикм., </text:span><text:span text:style-name="T1">інд.-авт., [8], [4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(</text:span><text:span text:style-name="T17">НЕ</text:span><text:span text:style-name="T13">) </text:span><text:span text:style-name="T17">ЖДА</text:span><text:span text:style-name="T50"></text:span><text:span text:style-name="T17">ТИ, </text:span><text:span text:style-name="T28">жду, ждеш, недок. 1. перех. Перебувати де-небудь, щоб побачити когось, зустрітися з кимось; чекати, очікувати. Довго, з нетерпінням очікувати кого-, що-небудь. 2. перех. і неперех. Надіятися на що-небудь, сподіватися чогось; чекати. (СУМ-2:516)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6">всененажданна</text:span><text:span text:style-name="T1">. (П-2:169).</text:span></text:p>
      <text:p text:style-name="P1"><text:span text:style-name="T43">Всенезустріч</text:span><text:span text:style-name="T12">, -і, </text:span><text:span text:style-name="T1">ім., ж., інд.-авт., [11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</text:span><text:soft-page-break/><text:span text:style-name="T26">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(</text:span><text:span text:style-name="T17">НЕ</text:span><text:span text:style-name="T13">)</text:span><text:span text:style-name="T17">ЗУ</text:span><text:span text:style-name="T44"></text:span><text:span text:style-name="T17">СТРІЧ, </text:span><text:span text:style-name="T28">і, ж., кого, чого, з ким — чим і без додатка. 1. Зближення з ким-, чим-небудь, хто (що) рухається навпроти. 2. Випадкове або наперед домовлене побачення з ким-небудь. (СУМ-3:733).</text:span></text:p>
      <text:p text:style-name="P1"><text:span text:style-name="T1">Ця дорога вседороги/ </text:span><text:span text:style-name="T6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6">всенезустріч</text:span><text:span text:style-name="T1">, всепрощання. (П-1:199).</text:span></text:p>
      <text:p text:style-name="P1"><text:span text:style-name="T43">Всенезустріч</text:span><text:span text:style-name="T49">-</text:span><text:span text:style-name="T43">всегíн</text:span><text:span text:style-name="T12">, -гону, </text:span><text:span text:style-name="T1">ім., ж., інд.-авт., [9]. </text:span><text:span text:style-name="T13">Похідне від </text:span><text:span text:style-name="T17">всенезу</text:span><text:span text:style-name="T44"></text:span><text:span text:style-name="T17">стріч</text:span><text:span text:style-name="T13"> і </text:span><text:span text:style-name="T17">всегі</text:span><text:span text:style-name="T44"></text:span><text:span text:style-name="T17">н</text:span><text:span text:style-name="T13">.</text:span></text:p>
      <text:p text:style-name="P1"><text:span text:style-name="T1">Ця дорога вседороги,/ </text:span><text:span text:style-name="T6">всенезустрічі-всегону</text:span><text:span text:style-name="T1">,/ позирай із зак-вагону/ за сузір’ям Козерога. (П-1:118).</text:span></text:p>
      <text:p text:style-name="P1"><text:span text:style-name="T43">ВсенепІзнаний</text:span><text:span text:style-name="T12">, -а, -е, </text:span><text:span text:style-name="T2">прикм., </text:span><text:span text:style-name="T1">інд.-авт., [8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НЕПІ</text:span><text:span text:style-name="T44"></text:span><text:span text:style-name="T17">ЗНАНИЙ, </text:span><text:span text:style-name="T28">а, е. Якого ще не пізнали, не вивчили. (СУМ-5:355).</text:span></text:p>
      <text:p text:style-name="P1"><text:span text:style-name="T1">…попелясті зозулі/ вістили роки: жий однині/ на </text:span><text:span text:style-name="T6">всенепізнаній</text:span><text:span text:style-name="T1"> землі. (П-1:128).</text:span></text:p>
      <text:p text:style-name="P1"><text:span text:style-name="T43">ВсенепогАсний</text:span><text:span text:style-name="T12">, -а, -е, </text:span><text:span text:style-name="T2">прикм., </text:span><text:span text:style-name="T1">інд.-авт., [8]. </text:span><text:span text:style-name="T26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 </text:span><text:span text:style-name="T17">НЕПОГА</text:span><text:span text:style-name="T44"></text:span><text:span text:style-name="T17">СНИЙ, </text:span><text:span text:style-name="T28">а, е. 1. Який не гасне, якого не можна погасити; невгасимий. </text:span><text:soft-page-break/><text:span text:style-name="T28">2. перен. Який з часом не втрачає, своєї сили; неослабний. (СУМ-5:357).</text:span></text:p>
      <text:p text:style-name="P1"><text:span text:style-name="T1">оце світіння полохких світань/ світів жертовних, що мене запалює/ </text:span><text:span text:style-name="T6">всенепогасним</text:span><text:span text:style-name="T1"> і ламким, як крига,/ огнем співучих надторосів – криг. (П-1:80).</text:span></text:p>
      <text:p text:style-name="P1"><text:span text:style-name="T43">ВсенепокОра</text:span><text:span text:style-name="T12">, -и, </text:span><text:span text:style-name="T1">ім., ж., інд.-авт., [8]. </text:span><text:span text:style-name="T13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</text:span><text:span text:style-name="T26">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НЕПОКОРА,</text:span><text:span text:style-name="T28"> и, ж. Небажання або відмова підкорятися кому-небудь, слухатися когось і т. ін. (СУМ-5:360)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6">всенепокора</text:span><text:span text:style-name="T1">,/ стою на кладці. Дозираю дна. (П-1:151).</text:span></text:p>
      <text:p text:style-name="P1"><text:span text:style-name="T43">ВсенищІ</text:span><text:span text:style-name="T44"></text:span><text:span text:style-name="T43">вність</text:span><text:span text:style-name="T12">, -ності, </text:span><text:span text:style-name="T1">ім., ж., інд.-авт., [1]. </text:span><text:span text:style-name="T13">Похідне від </text:span><text:span text:style-name="T17">всенищівний </text:span><text:span text:style-name="T28">(не подано у СУМ)</text:span><text:span text:style-name="T13">.</text:span></text:p>
      <text:p text:style-name="P1"><text:span text:style-name="T1">І ти збагнеш/ обнавіснілу </text:span><text:span text:style-name="T6">всенищівність</text:span><text:span text:style-name="T1"> роду. (П-1:144).</text:span></text:p>
      <text:p text:style-name="P1"><text:span text:style-name="T43">ВсеО</text:span><text:span text:style-name="T44"></text:span><text:span text:style-name="T43">брій</text:span><text:span text:style-name="T12">, -ю, </text:span><text:span text:style-name="T1">ім., ч., інд.-авт., [8]. </text:span><text:span text:style-name="T21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О</text:span><text:span text:style-name="T44"></text:span><text:span text:style-name="T17">БРІЙ, </text:span><text:span text:style-name="T28">ю, ч. 1. Лінія позірного зіткнення неба з землею чи водною поверхнею; горизонт, небокрай. Прилегла до землі частина небесного простору; небосхил. (СУМ-5:568).</text:span></text:p>
      <text:p text:style-name="P1"><text:span text:style-name="T1">Старечою ходою/ із костуром – іще бриниш мені/ </text:span><text:span text:style-name="T6">всеобрієм</text:span><text:span text:style-name="T1">. (П-1:182).</text:span></text:p>
      <text:p text:style-name="P1"><text:span text:style-name="T43">ВсеобрушА</text:span><text:span text:style-name="T44"></text:span><text:span text:style-name="T43">ти</text:span><text:span text:style-name="T12">, -а</text:span><text:span text:style-name="T44"></text:span><text:span text:style-name="T12">ю, -єш, дієсл., </text:span><text:span text:style-name="T2">недок., перех., інд.-авт., </text:span><text:span text:style-name="T39">[8</text:span><text:span text:style-name="T2">]. </text:span><text:span text:style-name="T21">Похідне від </text:span><text:span text:style-name="T24">ВСЕ... (УСЕ...). </text:span><text:span text:style-name="T26">Перша частина складних слів, що вказує на: 1) всеосяжність, </text:span><text:soft-page-break/><text:span text:style-name="T26">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17">ОБРУ</text:span><text:span text:style-name="T44"></text:span><text:span text:style-name="T17">ШУВАТИ, </text:span><text:span text:style-name="T28">ую, уєш і рідко </text:span><text:span text:style-name="T17">ОБРУША</text:span><text:span text:style-name="T44"></text:span><text:span text:style-name="T17">ТИ, </text:span><text:span text:style-name="T28">а</text:span><text:span text:style-name="T44"></text:span><text:span text:style-name="T28">ю, а</text:span><text:span text:style-name="T44"></text:span><text:span text:style-name="T28">єш, недок., </text:span><text:span text:style-name="T17">ОБРУ</text:span><text:span text:style-name="T44"></text:span><text:span text:style-name="T17">ШИТИ, </text:span><text:span text:style-name="T28">шу, шиш, док., перех. 3. перен. Навально спрямовувати щось (сили, удар і т. ін.) на кого-, що-небудь, проти кого-, чого-небудь. (СУМ-5:573).</text:span></text:p>
      <text:p text:style-name="P1"><text:span text:style-name="T1">Та </text:span><text:span text:style-name="T6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1"><text:span text:style-name="T43">Всеóчі</text:span><text:span text:style-name="T12">, -чéй, </text:span><text:span text:style-name="T1">ім., мн., інд.-авт., [8]. </text:span><text:span text:style-name="T21">Похідне від </text:span><text:span text:style-name="T24">ВСЕ... (УСЕ...). </text:span><text:span text:style-name="T26">Перша частина складних слів, що вказує на: 1) всеосяжність, повноту певної дії, вираженої другою частиною слова, напр.: всеохо</text:span><text:span text:style-name="T50"></text:span><text:span text:style-name="T26">плюючий (усеохо</text:span><text:span text:style-name="T50"></text:span><text:span text:style-name="T26">плюючий), всепоглина</text:span><text:span text:style-name="T50"></text:span><text:span text:style-name="T26">ючий (усепоглина</text:span><text:span text:style-name="T50"></text:span><text:span text:style-name="T26">ючий), всетво</text:span><text:span text:style-name="T50"></text:span><text:span text:style-name="T26">рчий (усетво</text:span><text:span text:style-name="T50"></text:span><text:span text:style-name="T26">рчий); 2) повноту обсягу, об’єму предмета чи явища, означуваного цим словом, напр.: вселю</text:span><text:span text:style-name="T50"></text:span><text:span text:style-name="T26">дний (уселю</text:span><text:span text:style-name="T50"></text:span><text:span text:style-name="T26">дний), всеста</text:span><text:span text:style-name="T50"></text:span><text:span text:style-name="T26">новий (усеста</text:span><text:span text:style-name="T50"></text:span><text:span text:style-name="T26">новий); 3) повноту якості, вираженої другою частиною слова, напр.: всеси</text:span><text:span text:style-name="T50"></text:span><text:span text:style-name="T26">льний (усеси</text:span><text:span text:style-name="T50"></text:span><text:span text:style-name="T26">льний). (СУМ-1:762); і</text:span><text:span text:style-name="T13"> </text:span><text:span text:style-name="T28">ОЧІ див. око</text:span><text:span text:style-name="T86">1</text:span><text:span text:style-name="T28">. 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6">всеочей</text:span><text:span text:style-name="T1">. (П-2:198).</text:span></text:p>
      <text:p text:style-name="P2"/>
      <text:p text:style-name="P1"><text:span text:style-name="T43">Всепам’яткий</text:span><text:span text:style-name="T12">, -á, -é, </text:span><text:span text:style-name="T2">прикм., </text:span><text:span text:style-name="T1">інд.-авт., [8]. </text:span><text:span text:style-name="T13">Похідне від </text:span><text:span text:style-name="T17">все</text:span><text:span text:style-name="T13"> і </text:span><text:span text:style-name="T17">пам’яткий</text:span><text:span text:style-name="T13">.</text:span></text:p>
      <text:p text:style-name="P1"><text:span text:style-name="T1">Володарю своєї смерті, доля - / </text:span><text:span text:style-name="T6">всепам’ятка</text:span><text:span text:style-name="T1">, всечула, всевидюща - / нічого не забуде, не простить. (П-1:144).</text:span></text:p>
      <text:p text:style-name="P2"/>
      <text:p text:style-name="P1"><text:span text:style-name="T43">Всепекéльний</text:span><text:span text:style-name="T12">, -а, -е, </text:span><text:span text:style-name="T2">прикм., </text:span><text:span text:style-name="T1">інд.-авт., [8]. </text:span><text:span text:style-name="T13">Похідне від </text:span><text:span text:style-name="T17">все</text:span><text:span text:style-name="T13"> і </text:span><text:span text:style-name="T17">пекéльний</text:span><text:span text:style-name="T13">.</text:span></text:p>
      <text:p text:style-name="P1"><text:span text:style-name="T1">Сяє срібне серце землі/ </text:span><text:span text:style-name="T6">всепекельними </text:span><text:span text:style-name="T1">калюжами. (П-1:173).</text:span></text:p>
      <text:p text:style-name="P2"/>
      <text:p text:style-name="P1"><text:span text:style-name="T43">Всеперелéт</text:span><text:span text:style-name="T12">, -у, </text:span><text:span text:style-name="T1">ім., ч., інд.-авт., [8]. </text:span><text:span text:style-name="T13">Похідне від </text:span><text:span text:style-name="T17">все</text:span><text:span text:style-name="T13"> і </text:span><text:span text:style-name="T17">перелéт</text:span><text:span text:style-name="T13">.</text:span></text:p>
      <text:p text:style-name="P1"><text:span text:style-name="T1">Це божевілля пориву, ця рвань/ </text:span><text:span text:style-name="T6">всеперелетів</text:span><text:span text:style-name="T1"> – з пекла і до раю,/ це надвисання в смерть… (П-1:144).</text:span></text:p>
      <text:p text:style-name="P2"><text:soft-page-break/></text:p>
      <text:p text:style-name="P1"><text:span text:style-name="T43">Всепереляк</text:span><text:span text:style-name="T12">, -у, </text:span><text:span text:style-name="T1">ім., ч., інд.-авт., [8]. </text:span><text:span text:style-name="T13">Похідне від </text:span><text:span text:style-name="T17">все</text:span><text:span text:style-name="T13"> і </text:span><text:span text:style-name="T17">переляк</text:span><text:span text:style-name="T13">.</text:span></text:p>
      <text:p text:style-name="P1"><text:span text:style-name="T1">Куди сховатись,/ аби втекти глухонімого болю/ і таємничого </text:span><text:span text:style-name="T6">Всепереляку</text:span><text:span text:style-name="T1">/ і ницого рятунку Порожнеч? (П-1:136).</text:span></text:p>
      <text:p text:style-name="P2"/>
      <text:p text:style-name="P1"><text:span text:style-name="T43">Всепопéреду</text:span><text:span text:style-name="T12">, </text:span><text:span text:style-name="T1">присл., інд.-авт., [11]. </text:span><text:span text:style-name="T13">Похідне від </text:span><text:span text:style-name="T17">все</text:span><text:span text:style-name="T13"> і </text:span><text:span text:style-name="T17">попéреду</text:span><text:span text:style-name="T13">.</text:span></text:p>
      <text:p text:style-name="P1"><text:span text:style-name="T1">Іду до вас – ви </text:span><text:span text:style-name="T6">всепопереду</text:span><text:span text:style-name="T1">,/ за заримим обрієм моїм. (П-2:78).</text:span></text:p>
      <text:p text:style-name="P2"/>
      <text:p text:style-name="P1"><text:span text:style-name="T43">Всепрозрíння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прозрíння</text:span><text:span text:style-name="T13">.</text:span></text:p>
      <text:p text:style-name="P1"><text:span text:style-name="T1">На всерозхресті люті і жаху,/ на </text:span><text:span text:style-name="T6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6">всепрозріння</text:span><text:span text:style-name="T1"> добрих всеочей. (П-2:198).</text:span></text:p>
      <text:p text:style-name="P2"/>
      <text:p text:style-name="P1"><text:span text:style-name="T43">Всепрощ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все</text:span><text:span text:style-name="T13"> і </text:span><text:span text:style-name="T17">прощáльний</text:span><text:span text:style-name="T13">. </text:span></text:p>
      <text:p text:style-name="P1"><text:span text:style-name="T1">Земля – хитлива і плавка – вседорога і </text:span><text:span text:style-name="T6">всепрощальна</text:span><text:span text:style-name="T1"> - / здоліла стати, щоб благальна помічена була рука. (П-2:147).</text:span></text:p>
      <text:p text:style-name="P2"/>
      <text:p text:style-name="P1"><text:span text:style-name="T43">Всепрощáння</text:span><text:span text:style-name="T12">, -я, </text:span><text:span text:style-name="T1">ім., с., інд.-авт., [9а]. </text:span><text:span text:style-name="T13">Похідне від </text:span><text:span text:style-name="T17">все</text:span><text:span text:style-name="T13"> і </text:span><text:span text:style-name="T17">прощáння</text:span><text:span text:style-name="T13">.</text:span></text:p>
      <text:p text:style-name="P1"><text:span text:style-name="T1">Що мав – привиділось, причулося,/ на всенезустріч, </text:span><text:span text:style-name="T6">всепрощання</text:span><text:span text:style-name="T1">. (П-1:199).</text:span></text:p>
      <text:p text:style-name="P2"/>
      <text:p text:style-name="P1"><text:span text:style-name="T43">Всерозлука</text:span><text:span text:style-name="T12">, -и, </text:span><text:span text:style-name="T1">ім., ж., інд.-авт., [8]. </text:span><text:span text:style-name="T13">Похідне від </text:span><text:span text:style-name="T17">все</text:span><text:span text:style-name="T13"> і </text:span><text:span text:style-name="T17">розлука</text:span><text:span text:style-name="T13">.</text:span></text:p>
      <text:p text:style-name="P1"><text:span text:style-name="T1">Сягни рукою – і не досягнеш/ ні краю </text:span><text:span text:style-name="T6">всерозлук</text:span><text:span text:style-name="T1">, ні муки краю. (П-1:149).</text:span></text:p>
      <text:p text:style-name="P2"/>
      <text:p text:style-name="P1"><text:span text:style-name="T43">Всерозхрéстя</text:span><text:span text:style-name="T12">, -я, </text:span><text:span text:style-name="T1">ім., с., інд.-авт., [8], [2], [1а]. </text:span><text:span text:style-name="T13">Похідне від </text:span><text:span text:style-name="T17">все</text:span><text:span text:style-name="T13"> і </text:span><text:span text:style-name="T17">хрест</text:span><text:span text:style-name="T13">.</text:span></text:p>
      <text:p text:style-name="P1"><text:span text:style-name="T1">На </text:span><text:span text:style-name="T6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2"/>
      <text:p text:style-name="P1"><text:span text:style-name="T43">Всесáдно</text:span><text:span text:style-name="T12">, </text:span><text:span text:style-name="T1">присл., інд.-авт., [1]. </text:span><text:span text:style-name="T13">Похідне від </text:span><text:span text:style-name="T17">все</text:span><text:span text:style-name="T17">сáдний</text:span><text:span text:style-name="T13">.</text:span></text:p>
      <text:p text:style-name="P1"><text:soft-page-break/><text:span text:style-name="T1">Меркавий</text:span><text:span text:style-name="T6"> </text:span><text:span text:style-name="T1">місяць був посів/ на всю околицю, </text:span><text:span text:style-name="T6">всесадно</text:span><text:span text:style-name="T1">/ пишаючись і правив владно,/ нічний мій сором чемно крив. (П-2:296).</text:span></text:p>
      <text:p text:style-name="P2"/>
      <text:p text:style-name="P1"><text:span text:style-name="T43">ВсеспаднИй</text:span><text:span text:style-name="T12">, -а, -е, </text:span><text:span text:style-name="T2">прикм., </text:span><text:span text:style-name="T1">інд.-авт., [1б]. </text:span><text:span text:style-name="T13">Похідне від </text:span><text:span text:style-name="T17">все</text:span><text:span text:style-name="T13"> і </text:span><text:span text:style-name="T17">спадний</text:span><text:span text:style-name="T13">.</text:span></text:p>
      <text:p text:style-name="P1"><text:span text:style-name="T1">О, прощавайте! Не стрітись удруге./ Ти </text:span><text:span text:style-name="T6">всеспадна</text:span><text:span text:style-name="T1"> вже, дорого проваль! (П-1:86); Ламка і витка </text:span><text:span text:style-name="T6">всеспадна</text:span><text:span text:style-name="T1"> вседорога./ Дорога до Бога – ламка і витка. (П-1:98).</text:span></text:p>
      <text:p text:style-name="P2"/>
      <text:p text:style-name="P1"><text:span text:style-name="T43">Всеспáлення</text:span><text:span text:style-name="T12">, -я, </text:span><text:span text:style-name="T1">ім., с., інд.-авт., [9а]. </text:span><text:span text:style-name="T13">Похідне від </text:span><text:span text:style-name="T17">все</text:span><text:span text:style-name="T13"> і </text:span><text:span text:style-name="T17">спáлення</text:span><text:span text:style-name="T13">.</text:span></text:p>
      <text:p text:style-name="P1"><text:span text:style-name="T6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2"/>
      <text:p text:style-name="P1"><text:span text:style-name="T43">Всеспогáдувати</text:span><text:span text:style-name="T12">, -ую, -єш, дієсл., </text:span><text:span text:style-name="T1">недок., перех., інд.-авт., [8]. </text:span><text:span text:style-name="T13">Похідне від </text:span><text:span text:style-name="T17">все</text:span><text:span text:style-name="T13"> і </text:span><text:span text:style-name="T17">спогáдувати</text:span><text:span text:style-name="T13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6">всеспогадую</text:span><text:span text:style-name="T1"> – немов живу. (П-1:70).</text:span></text:p>
      <text:p text:style-name="P2"/>
      <text:p text:style-name="P1"><text:span text:style-name="T43">Всетривóга</text:span><text:span text:style-name="T12">, -и, </text:span><text:span text:style-name="T1">ім., ж., інд.-авт., [8]. </text:span><text:span text:style-name="T13">Похідне від </text:span><text:span text:style-name="T17">все</text:span><text:span text:style-name="T13"> і </text:span><text:span text:style-name="T17">тривóга</text:span><text:span text:style-name="T13">.</text:span></text:p>
      <text:p text:style-name="P1"><text:span text:style-name="T1">Надимляється дорога/ від диявола до Бога,/ вслід ступає </text:span><text:span text:style-name="T6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6">всетривогу</text:span><text:span text:style-name="T1">/ і спогаду не воруши. (П-2:289).</text:span></text:p>
      <text:p text:style-name="P2"/>
      <text:p text:style-name="P1"><text:span text:style-name="T43">Всецáрствіє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цáрствіє</text:span><text:span text:style-name="T13">.</text:span></text:p>
      <text:p text:style-name="P1"><text:span text:style-name="T1">Оце й бо він, твій люд. Оце й бо він, твій край./ </text:span><text:span text:style-name="T6">Всецарствіє</text:span><text:span text:style-name="T1"> паскуд в сто горл </text:span><text:span text:style-name="T1">реве: тримай. (П-2:192).</text:span></text:p>
      <text:p text:style-name="P2"/>
      <text:p text:style-name="P1"><text:span text:style-name="T43">Всечекáння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чекáння</text:span><text:span text:style-name="T13">.</text:span></text:p>
      <text:p text:style-name="P1"><text:span text:style-name="T1">Це все юрма. І ніч. І брат мій спить./ Росте під стелю </text:span><text:span text:style-name="T6">всечекання</text:span><text:span text:style-name="T1">. (П-1:164).</text:span></text:p>
      <text:p text:style-name="P2"/>
      <text:p text:style-name="P1"><text:span text:style-name="T43">Всечулий</text:span><text:span text:style-name="T12">, -а, -е, </text:span><text:span text:style-name="T2">дієпр., </text:span><text:span text:style-name="T1">інд.-авт., [1б]. </text:span><text:span text:style-name="T13">Похідне від </text:span><text:span text:style-name="T17">все</text:span><text:span text:style-name="T13"> і </text:span><text:span text:style-name="T17">чýти</text:span><text:span text:style-name="T13">.</text:span></text:p>
      <text:p text:style-name="P1"><text:soft-page-break/><text:span text:style-name="T1">Володарю своєї смерті, доля - / всепам’ятка, </text:span><text:span text:style-name="T6">всечула</text:span><text:span text:style-name="T1">, всевидюща - / нічого не забуде, не простить. (П-1:144).</text:span></text:p>
      <text:p text:style-name="P2"/>
      <text:p text:style-name="P1"><text:span text:style-name="T43">Всещéдр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все</text:span><text:span text:style-name="T13"> і </text:span><text:span text:style-name="T17">щéдрий</text:span><text:span text:style-name="T13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6">всещедрий</text:span><text:span text:style-name="T1">, всекволий./ А що під крилом твоїм? Кара – карай. (П-1:98).</text:span></text:p>
      <text:p text:style-name="P2"/>
      <text:p text:style-name="P1"><text:span text:style-name="T43">Втéки</text:span><text:span text:style-name="T12">, </text:span><text:span text:style-name="T1">ім., мн., інд.-авт., [15]. </text:span><text:span text:style-name="T12">Похідне від </text:span><text:span text:style-name="T18">втéча</text:span><text:span text:style-name="T12">.</text:span></text:p>
      <text:p text:style-name="P1"><text:span text:style-name="T1">Коли докучили ці </text:span><text:span text:style-name="T6">втеки</text:span><text:span text:style-name="T1"> - / в лет, до вогненної пащеки./ Як він ощирився, стозмій! (П-1:73).</text:span></text:p>
      <text:p text:style-name="P2"/>
      <text:p text:style-name="P1"><text:span text:style-name="T43">Гетьмáнитися</text:span><text:span text:style-name="T12">, -нюся, -нишся, дієсл., </text:span><text:span text:style-name="T1">недок., перех., інд.-авт., [5]. </text:span><text:span text:style-name="T13">Вивищуватися.</text:span></text:p>
      <text:p text:style-name="P1"><text:span text:style-name="T1">…той віщий пагорб, на котрому горді/ </text:span><text:span text:style-name="T6">гетьманяться</text:span><text:span text:style-name="T1"> дуби – наснився з ночі,/ аби розлуку близити мою. (П-2:172).</text:span></text:p>
      <text:p text:style-name="P2"/>
      <text:p text:style-name="P1"><text:span text:style-name="T43">Горлозгук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гóрло </text:span><text:span text:style-name="T13">і </text:span><text:span text:style-name="T17">згýкий (</text:span><text:span text:style-name="T13">від </text:span><text:span text:style-name="T17">звук)</text:span><text:span text:style-name="T13">.</text:span></text:p>
      <text:p text:style-name="P1"><text:span text:style-name="T1">А обрій утікав. Я надбігав/ щосил моїх. Та обрій </text:span><text:span text:style-name="T6">горлозгукий</text:span><text:span text:style-name="T1">/ пустився впрост. (П-1:183).</text:span></text:p>
      <text:p text:style-name="P2"/>
      <text:p text:style-name="P1"><text:span text:style-name="T43">Двопóгляд</text:span><text:span text:style-name="T12">, -у, </text:span><text:span text:style-name="T1">ім., ч., інд.-авт., [8]. </text:span><text:span text:style-name="T13">Похідне від </text:span><text:span text:style-name="T17">два</text:span><text:span text:style-name="T13"> і </text:span><text:span text:style-name="T17">пóгляд</text:span><text:span text:style-name="T13">.</text:span></text:p>
      <text:p text:style-name="P1"><text:span text:style-name="T1">Та всеобрушає нестерпно/ </text:span><text:span text:style-name="T6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2"/>
      <text:p text:style-name="P1"><text:span text:style-name="T43">Дзень-струнá</text:span><text:span text:style-name="T49">, </text:span><text:span text:style-name="T12">-и, </text:span><text:span text:style-name="T1">ім., ж., інд.-авт., [9]. </text:span><text:span text:style-name="T13">Похідне від </text:span><text:span text:style-name="T17">дзень</text:span><text:span text:style-name="T13"> (вигук) і </text:span><text:span text:style-name="T17">струнá</text:span><text:span text:style-name="T13">.</text:span></text:p>
      <text:p text:style-name="P1"><text:span text:style-name="T1">І думою одною/ півсну кошлатить ся. І </text:span><text:span text:style-name="T6">дзень-струною</text:span><text:span text:style-name="T1">/ не йде це дивне диво з голови. (П-2:194).</text:span></text:p>
      <text:p text:style-name="P2"/>
      <text:p text:style-name="P1"><text:soft-page-break/><text:span text:style-name="T43">Дивновзíр</text:span><text:span text:style-name="T12">, -зóру, </text:span><text:span text:style-name="T1">ім., ч., інд.-авт., [8], [1а]. </text:span><text:span text:style-name="T13">Похідне від </text:span><text:span text:style-name="T17">дивний</text:span><text:span text:style-name="T13"> і </text:span><text:span text:style-name="T17">взір</text:span><text:span text:style-name="T13">.</text:span></text:p>
      <text:p text:style-name="P1"><text:span text:style-name="T1">Там крила птаства рясно миготіли,/ мережилася зелень </text:span><text:span text:style-name="T6">дивновзором</text:span><text:span text:style-name="T1">,/ а душу вже поймав самодоходжень/ зухвалий холод і зухвалий жах. (П-2:118).</text:span></text:p>
      <text:p text:style-name="P2"/>
      <text:p text:style-name="P1"><text:span text:style-name="T43">Дляння</text:span><text:span text:style-name="T49">, -</text:span><text:span text:style-name="T12">я, </text:span><text:span text:style-name="T1">ім., с., інд.-авт., [1]. </text:span><text:span text:style-name="T12">Дія за знач. </text:span><text:span text:style-name="T18">дляти</text:span><text:span text:style-name="T12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6">дляння</text:span><text:span text:style-name="T1">/ всебезруху… (П-1:87).</text:span></text:p>
      <text:p text:style-name="P2"/>
      <text:p text:style-name="P1"><text:span text:style-name="T43">Додóсвіт</text:span><text:span text:style-name="T12">, -у, ім., </text:span><text:span text:style-name="T1">ч., інд.-авт., [2]. </text:span><text:span text:style-name="T13">Світанок.</text:span></text:p>
      <text:p text:style-name="P1"><text:span text:style-name="T1">Там ще </text:span><text:span text:style-name="T6">додосвіт</text:span><text:span text:style-name="T1">. Смерком облягло/ ледачі верби, сторожкі тополі… (П-2:13).</text:span></text:p>
      <text:p text:style-name="P2"/>
      <text:p text:style-name="P1"><text:span text:style-name="T43">Душекрóна</text:span><text:span text:style-name="T12">, -и, </text:span><text:span text:style-name="T1">ім., ж., інд.-авт., [9а]. </text:span><text:span text:style-name="T13">Похідне від </text:span><text:span text:style-name="T17">душá</text:span><text:span text:style-name="T13"> і </text:span><text:span text:style-name="T17">крóна</text:span><text:span text:style-name="T13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6">душекрону</text:span><text:span text:style-name="T1">)… (П-1:203).</text:span></text:p>
      <text:p text:style-name="P2"/>
      <text:p text:style-name="P1"><text:span text:style-name="T43">Живоднí</text:span><text:span text:style-name="T12">, -íв, </text:span><text:span text:style-name="T1">ім., мн., інд.-авт., [8]. </text:span><text:span text:style-name="T13">Похідне від </text:span><text:span text:style-name="T17">живий</text:span><text:span text:style-name="T13"> і </text:span><text:span text:style-name="T17">дні</text:span><text:span text:style-name="T13">.</text:span></text:p>
      <text:p text:style-name="P1"><text:span text:style-name="T1">Коли протліла згага </text:span><text:span text:style-name="T6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2"/>
      <text:p text:style-name="P1"><text:span text:style-name="T43">Життєсмéрть</text:span><text:span text:style-name="T12">, -і, </text:span><text:span text:style-name="T1">ім., ж., інд.-авт., [8]. </text:span><text:span text:style-name="T13">Похідне від </text:span><text:span text:style-name="T17">життя</text:span><text:span text:style-name="T13"> і </text:span><text:span text:style-name="T17">смерть</text:span><text:span text:style-name="T13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6">життєсмерть</text:span><text:span text:style-name="T1">. (П-1:83).</text:span></text:p>
      <text:p text:style-name="P2"/>
      <text:p text:style-name="P1"><text:span text:style-name="T43">Життєтóки</text:span><text:span text:style-name="T12">, -ів, </text:span><text:span text:style-name="T1">ім., мн., інд.-авт., [8]. </text:span><text:span text:style-name="T13">Похідне від </text:span><text:span text:style-name="T17">життя</text:span><text:span text:style-name="T13"> і </text:span><text:span text:style-name="T17">тóки</text:span><text:span text:style-name="T13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6">життєтоків</text:span><text:span text:style-name="T1">… (П-2:131).</text:span></text:p>
      <text:p text:style-name="P2"/>
      <text:p text:style-name="P1"><text:span text:style-name="T43">За-світи</text:span><text:span text:style-name="T12">, -ів, </text:span><text:span text:style-name="T1">ім., мн. інд.-авт., [9]. </text:span><text:span text:style-name="T13">Похідне від </text:span><text:span text:style-name="T17">за</text:span><text:span text:style-name="T13"> і </text:span><text:span text:style-name="T17">світи</text:span><text:span text:style-name="T13"> – те, що </text:span><text:soft-page-break/><text:span text:style-name="T13">знаходиться за світом.</text:span></text:p>
      <text:p text:style-name="P1"><text:span text:style-name="T1">І не держу надії в бозі,/ коли пірвався в </text:span><text:span text:style-name="T6">за-світи</text:span><text:span text:style-name="T1">. (П-2:195).</text:span></text:p>
      <text:p text:style-name="P2"/>
      <text:p text:style-name="P1"><text:span text:style-name="T43">Зимносхíд</text:span><text:span text:style-name="T12">, -у, </text:span><text:span text:style-name="T1">ім., ч., інд.-авт., [8], [1а]. </text:span><text:span text:style-name="T13">Похідне від </text:span><text:span text:style-name="T17">зимно</text:span><text:span text:style-name="T13"> і </text:span><text:span text:style-name="T17">сходити</text:span><text:span text:style-name="T13">.</text:span></text:p>
      <text:p text:style-name="P1"><text:span text:style-name="T1">Довкруги - / лише вітри з шпаркого </text:span><text:span text:style-name="T6">зимносходу</text:span><text:span text:style-name="T1">. (П-1:173).</text:span></text:p>
      <text:p text:style-name="P2"/>
      <text:p text:style-name="P1"><text:span text:style-name="T43">Знеголоснíлий</text:span><text:span text:style-name="T12">, -а, -е, </text:span><text:span text:style-name="T2">прикм., </text:span><text:span text:style-name="T1">інд.-авт., [1]. </text:span><text:span text:style-name="T13">Похідне від </text:span><text:span text:style-name="T17">знеголосніти</text:span><text:span text:style-name="T13"> — позбавитися голосу.</text:span></text:p>
      <text:p text:style-name="P1"><text:span text:style-name="T1">…це кождочасне поривання в смерть ,/ щоб з неї виринати в знавіснілий/ хрипкий чи геть </text:span><text:span text:style-name="T6">знеголоснілий</text:span><text:span text:style-name="T1"> крик. (П-1:121).</text:span></text:p>
      <text:p text:style-name="P2"/>
      <text:p text:style-name="P1"><text:span text:style-name="T43">Золотокíнва</text:span><text:span text:style-name="T12">, -и, </text:span><text:span text:style-name="T1">ім., ж., інд.-авт., [8]. </text:span><text:span text:style-name="T13">Похідне від </text:span><text:span text:style-name="T17">золотий</text:span><text:span text:style-name="T13"> і </text:span><text:span text:style-name="T17">кíнва</text:span><text:span text:style-name="T13">.</text:span></text:p>
      <text:p text:style-name="P1"><text:span text:style-name="T6">Золотокінва</text:span><text:span text:style-name="T1"> – пади-но,/ спади з лиця в глиб-синь-серця. (П-2:191).</text:span></text:p>
      <text:p text:style-name="P2"/>
      <text:p text:style-name="P1"><text:span text:style-name="T16">З-</text:span><text:span text:style-name="T43">понадсвíтній</text:span><text:span text:style-name="T12">, -я, -є, </text:span><text:span text:style-name="T2">прикм., </text:span><text:span text:style-name="T1">інд.-авт., [9а]. </text:span><text:span text:style-name="T13">Похідне від </text:span><text:span text:style-name="T17">з</text:span><text:span text:style-name="T28">-</text:span><text:span text:style-name="T17">понад</text:span><text:span text:style-name="T13"> і </text:span><text:span text:style-name="T17">світ</text:span><text:span text:style-name="T13">. З іншого світу.</text:span></text:p>
      <text:p text:style-name="P1"><text:span text:style-name="T1">…аж сіла зірка на дроту й щебече/ і сяє горлом – </text:span><text:span text:style-name="T6">з-понадсвітній</text:span><text:span text:style-name="T1"> спів. (П-2:120).</text:span></text:p>
      <text:p text:style-name="P2"/>
      <text:p text:style-name="P1"><text:span text:style-name="T43">Іспередлíт</text:span><text:span text:style-name="T12">, </text:span><text:span text:style-name="T1">присл., інд.-авт., [8]. </text:span><text:span text:style-name="T12">Те саме, що справіків.</text:span></text:p>
      <text:p text:style-name="P1"><text:span text:style-name="T1">Ось твоя подоба/ подвижництво людське – </text:span><text:span text:style-name="T6">іспередліт</text:span><text:span text:style-name="T1">. (П-2:158).</text:span></text:p>
      <text:p text:style-name="P2"/>
      <text:p text:style-name="P1"><text:span text:style-name="T43">Крайóкрай</text:span><text:span text:style-name="T12">, крайóкраю, </text:span><text:span text:style-name="T1">ім., ч., інд.-авт., [8]. </text:span><text:span text:style-name="T13">Похідне від </text:span><text:span text:style-name="T17">край</text:span><text:span text:style-name="T13"> і </text:span><text:span text:style-name="T17">край</text:span><text:span text:style-name="T13">.</text:span></text:p>
      <text:p text:style-name="P1"><text:span text:style-name="T1">З </text:span><text:span text:style-name="T6">крайокраю</text:span><text:span text:style-name="T1">, з цієї високості,/ пади, згорнувши крила, до долин… (П-1:40); Єси ти за </text:span><text:span text:style-name="T6">крайокраєм</text:span><text:span text:style-name="T1">, чаїшся/ од мого неоговтаного погляду… (П-1:91).</text:span></text:p>
      <text:p text:style-name="P2"/>
      <text:p text:style-name="P1"><text:span text:style-name="T43">Крайсебé</text:span><text:span text:style-name="T12">, </text:span><text:span text:style-name="T2">присл., </text:span><text:span text:style-name="T1">інд.-авт., [11]. </text:span><text:span text:style-name="T13">Похідне від </text:span><text:span text:style-name="T17">край</text:span><text:span text:style-name="T13"> і </text:span><text:span text:style-name="T17">себé</text:span><text:span text:style-name="T13">.</text:span></text:p>
      <text:p text:style-name="P1"><text:span text:style-name="T1">І не зайти за дальні далечі./ І за </text:span><text:span text:style-name="T6">крайсебе</text:span><text:span text:style-name="T1"> не зайти . (П-1:96).</text:span></text:p>
      <text:p text:style-name="P2"/>
      <text:p text:style-name="P1"><text:span text:style-name="T43">Крайчáс</text:span><text:span text:style-name="T12">, -у, </text:span><text:span text:style-name="T1">ім., ч., інд.-авт., [11]. </text:span><text:span text:style-name="T13">Похідне від </text:span><text:span text:style-name="T17">край</text:span><text:span text:style-name="T13"> і </text:span><text:span text:style-name="T17">час</text:span><text:span text:style-name="T13">.</text:span></text:p>
      <text:p text:style-name="P1"><text:soft-page-break/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6">крайчасу</text:span><text:span text:style-name="T1">,/ за прапервні. (П-1:57).</text:span></text:p>
      <text:p text:style-name="P2"/>
      <text:p text:style-name="P1"><text:span text:style-name="T43">Криволéт</text:span><text:span text:style-name="T12">, -у, </text:span><text:span text:style-name="T1">ім., ч., інд.-авт., [8]. </text:span><text:span text:style-name="T13">Похідне від </text:span><text:span text:style-name="T17">кривий</text:span><text:span text:style-name="T13"> і </text:span><text:span text:style-name="T17">лет</text:span><text:span text:style-name="T13">.</text:span></text:p>
      <text:p text:style-name="P1"><text:span text:style-name="T1">…ця колотнеча/ надій і спроневіри, </text:span><text:span text:style-name="T6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2"/>
      <text:p text:style-name="P1"><text:span text:style-name="T43">Крик-зелó</text:span><text:span text:style-name="T49">, -</text:span><text:span text:style-name="T12">á, </text:span><text:span text:style-name="T1">ім., ч., інд.-авт., [9]. </text:span><text:span text:style-name="T13">Похідне від </text:span><text:span text:style-name="T17">крик</text:span><text:span text:style-name="T13"> і </text:span><text:span text:style-name="T17">зелó</text:span><text:span text:style-name="T13">.</text:span></text:p>
      <text:p text:style-name="P1"><text:span text:style-name="T1">Обміліла/ криниця. А верба пустила/ гарячі брості – в </text:span><text:span text:style-name="T6">крик-зело.</text:span><text:span text:style-name="T1"> (П-1:84).</text:span></text:p>
      <text:p text:style-name="P2"/>
      <text:p text:style-name="P1"><text:span text:style-name="T43">Крилатолéзо</text:span><text:span text:style-name="T12">, </text:span><text:span text:style-name="T2">присл., </text:span><text:span text:style-name="T1">інд.-авт., [9а]. </text:span><text:span text:style-name="T13">Похідне від </text:span><text:span text:style-name="T17">крилáтий</text:span><text:span text:style-name="T13"> і </text:span><text:span text:style-name="T17">лéзо</text:span><text:span text:style-name="T13">.</text:span></text:p>
      <text:p text:style-name="P1"><text:span text:style-name="T1">Криваво рветься з нього вороння/ майбутнього. Летить </text:span><text:span text:style-name="T6">крилатолезо</text:span><text:span text:style-name="T1">/ понад проваллям яру… (П-1:29).</text:span></text:p>
      <text:p text:style-name="P2"/>
      <text:p text:style-name="P1"><text:span text:style-name="T43">Крихкокриця</text:span><text:span text:style-name="T12">, -і, </text:span><text:span text:style-name="T1">ім., ж., інд.-авт., [8]. </text:span><text:span text:style-name="T13">Похідне від </text:span><text:span text:style-name="T17">крихкий</text:span><text:span text:style-name="T13"> і </text:span><text:span text:style-name="T17">криця</text:span><text:span text:style-name="T13">.</text:span></text:p>
      <text:p text:style-name="P1"><text:span text:style-name="T1">І ти щербата доле </text:span><text:span text:style-name="T6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2"/>
      <text:p text:style-name="P1"><text:span text:style-name="T43">Марничити</text:span><text:span text:style-name="T12">, -чу, -чиш, дієсл., </text:span><text:span text:style-name="T1">недок., перех., інд.-авт., [1]. </text:span><text:span text:style-name="T12">Дієслово до </text:span><text:span text:style-name="T18">марний</text:span><text:span text:style-name="T12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6">марничать</text:span><text:span text:style-name="T1"> і </text:span><text:span text:style-name="T1">спроквола. (П-2:19).</text:span></text:p>
      <text:p text:style-name="P2"/>
      <text:p text:style-name="P1"><text:span text:style-name="T43">Межигóни</text:span><text:span text:style-name="T12">, -ів, </text:span><text:span text:style-name="T1">ім., мн., інд.-авт., [8]. </text:span><text:span text:style-name="T13">Похідне від </text:span><text:span text:style-name="T17">мéжи</text:span><text:span text:style-name="T13"> і </text:span><text:span text:style-name="T17">гін </text:span><text:span text:style-name="T13">(пор. межиріччя, межигір’я).</text:span></text:p>
      <text:p text:style-name="P1"><text:span text:style-name="T1">Що б то нам/ посовгнути – ці </text:span><text:span text:style-name="T6">межигони</text:span><text:span text:style-name="T1"> часу,/ марудні </text:span><text:span text:style-name="T6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2"/>
      <text:p text:style-name="P1"><text:soft-page-break/><text:span text:style-name="T43">Межисвíтній</text:span><text:span text:style-name="T12">, -я, -є, </text:span><text:span text:style-name="T2">прикм., </text:span><text:span text:style-name="T1">інд.-авт., [8], [1]. </text:span><text:span text:style-name="T21">Похідне від </text:span><text:span text:style-name="T23">ме</text:span><text:span text:style-name="T24"></text:span><text:span text:style-name="T23">жи</text:span><text:span text:style-name="T25"> і </text:span><text:span text:style-name="T23">світ</text:span><text:span text:style-name="T25">.</text:span><text:span text:style-name="T23"> </text:span><text:span text:style-name="T13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6">межисвітнім</text:span><text:span text:style-name="T1"> - / мені відкрили візерунки душ… (П-1:79).</text:span></text:p>
      <text:p text:style-name="P2"/>
      <text:p text:style-name="P1"><text:span text:style-name="T43">Мертвокрил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мéртвий</text:span><text:span text:style-name="T13"> і </text:span><text:span text:style-name="T17">крилó</text:span><text:span text:style-name="T13">.</text:span></text:p>
      <text:p text:style-name="P1"><text:span text:style-name="T1">А </text:span><text:span text:style-name="T6">мертвокрилі</text:span><text:span text:style-name="T1"> стугонять стимфали,/ напевну провіщаючи біду,/ що ослонила </text:span><text:span text:style-name="T1">біле опахало/ і по моєму нишпорить сліду. (П-2:110).</text:span></text:p>
      <text:p text:style-name="P2"/>
      <text:p text:style-name="P1"><text:span text:style-name="T43">Молодощáстя</text:span><text:span text:style-name="T12">, -я, </text:span><text:span text:style-name="T1">ім., с., інд.-авт., [8]. </text:span><text:span text:style-name="T13">Похідне від </text:span><text:span text:style-name="T17">молодий</text:span><text:span text:style-name="T13"> і </text:span><text:span text:style-name="T17">щáстя</text:span><text:span text:style-name="T13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6">молодощасть</text:span><text:span text:style-name="T1">,/ як біла тінь суворої скорботи. (П-1:52).</text:span></text:p>
      <text:p text:style-name="P2"/>
      <text:p text:style-name="P1"><text:span text:style-name="T43">НÁдвищ</text:span><text:span text:style-name="T12">, -і, </text:span><text:span text:style-name="T1">ім., ж., інд.-авт., [4]. </text:span><text:span text:style-name="T13">Похідне від </text:span><text:span text:style-name="T17">над</text:span><text:span text:style-name="T13"> і </text:span><text:span text:style-name="T17">вищий</text:span><text:span text:style-name="T13">.</text:span></text:p>
      <text:p text:style-name="P1"><text:span text:style-name="T1">У небо, у </text:span><text:span text:style-name="T6">надвищ</text:span><text:span text:style-name="T1">, за хмари за чорні/ до сонця, Ікаре, спрямовуй свій лет! (П-1:98).</text:span></text:p>
      <text:p text:style-name="P2"/>
      <text:p text:style-name="P1"><text:span text:style-name="T43">Наднéбо</text:span><text:span text:style-name="T12">, -а, </text:span><text:span text:style-name="T1">ім., с., інд.-авт., [2]. </text:span><text:span text:style-name="T13">Похідне від </text:span><text:span text:style-name="T17">над</text:span><text:span text:style-name="T13"> і </text:span><text:span text:style-name="T17">нéбо</text:span><text:span text:style-name="T13">. </text:span></text:p>
      <text:p text:style-name="P1"><text:span text:style-name="T1">Були мої моління всує - / Бог не почув і не простив,/ і вже її душа прямує/ в </text:span><text:span text:style-name="T6">наднеба</text:span><text:span text:style-name="T1"> синь. (П-2:114).</text:span></text:p>
      <text:p text:style-name="P2"/>
      <text:p text:style-name="P1"><text:span text:style-name="T43">НадÓкруж</text:span><text:span text:style-name="T12">, </text:span><text:span text:style-name="T1">незм., присл., інд.-авт., [2]. </text:span><text:span text:style-name="T21">Похідне від </text:span><text:span text:style-name="T23">о</text:span><text:span text:style-name="T24"></text:span><text:span text:style-name="T23">круг</text:span><text:span text:style-name="T21">. </text:span><text:span text:style-name="T13">Навкруги.</text:span></text:p>
      <text:p text:style-name="P1"><text:span text:style-name="T1">А </text:span><text:span text:style-name="T6">надокруж</text:span><text:span text:style-name="T1"> – майстри заплічні/ стежок – ганебних і величних. (П-</text:span><text:span text:style-name="T1">2:165).</text:span></text:p>
      <text:p text:style-name="P2"/>
      <text:p text:style-name="P1"><text:span text:style-name="T43">Надторóси</text:span><text:span text:style-name="T12">, -ів, </text:span><text:span text:style-name="T1">ім., мн., інд.-авт., [2]. </text:span><text:span text:style-name="T12">Похідне від </text:span><text:span text:style-name="T18">над</text:span><text:span text:style-name="T12"> і </text:span><text:span text:style-name="T16">торóси</text:span><text:span text:style-name="T12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6">надторосів</text:span><text:span text:style-name="T1"> – криг. (П-1:80).</text:span></text:p>
      <text:p text:style-name="P2"/>
      <text:p text:style-name="P1"><text:span text:style-name="T43">Нáкрик</text:span><text:span text:style-name="T12">, -у, </text:span><text:span text:style-name="T1">ім., ч., інд.-авт., [2]. </text:span><text:span text:style-name="T13">Похідне від </text:span><text:span text:style-name="T17">крик.</text:span></text:p>
      <text:p text:style-name="P1"><text:soft-page-break/><text:span text:style-name="T1">Отой прощальний змах тонкоголосий/ тремтливої руки, той голий </text:span><text:span text:style-name="T6">накрик</text:span><text:span text:style-name="T1"> - / пункти рами – щербати й яр, той пагорб - / яким зигзагом путь тобі значив? (П-1:124).</text:span></text:p>
      <text:p text:style-name="P2"/>
      <text:p text:style-name="P1"><text:span text:style-name="T43">Нáмерзи</text:span><text:span text:style-name="T12">, -ів, </text:span><text:span text:style-name="T1">ім., мн., інд.-авт., [1а]. </text:span><text:span text:style-name="T13">Похідне від </text:span><text:span text:style-name="T17">намéрзнути.</text:span></text:p>
      <text:p text:style-name="P1"><text:span text:style-name="T1">О скрипки тьмавий гуд – мов скапує живиця,/ зникають </text:span><text:span text:style-name="T6">намерзи</text:span><text:span text:style-name="T1"> і вже хмеліє гін/ дзвінкого дерева… (П-2:155).</text:span></text:p>
      <text:p text:style-name="P2"/>
      <text:p text:style-name="P1"><text:span text:style-name="T43">Напівбажáння</text:span><text:span text:style-name="T12">, -я, </text:span><text:span text:style-name="T1">ім., с., інд.-авт., [2]. </text:span><text:span text:style-name="T13">Похідне від </text:span><text:span text:style-name="T17">напíв</text:span><text:span text:style-name="T13"> і </text:span><text:span text:style-name="T17">бажáння</text:span><text:span text:style-name="T13">.</text:span></text:p>
      <text:p text:style-name="P1"><text:span text:style-name="T1">Напівступою,/ як над собою винесений крок/ задумався і скляк. </text:span><text:span text:style-name="T6">Напівбажання</text:span><text:span text:style-name="T1">,/ на півваганні втяте. (П-1:57).</text:span></text:p>
      <text:p text:style-name="P2"/>
      <text:p text:style-name="P1"><text:span text:style-name="T51">Напівступá</text:span><text:span text:style-name="T30">, -и</text:span><text:span text:style-name="T37"></text:span><text:span text:style-name="T30">, </text:span><text:span text:style-name="T1">ім., </text:span><text:span text:style-name="T33">ж., інд.-авт., [</text:span><text:span text:style-name="T2">2</text:span><text:span text:style-name="T33">]. </text:span><text:span text:style-name="T31">Похідне від </text:span><text:span text:style-name="T17">напíв</text:span><text:span text:style-name="T31"> і </text:span><text:span text:style-name="T36">ступа</text:span><text:span text:style-name="T31">.</text:span></text:p>
      <text:p text:style-name="P1"><text:span text:style-name="T6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2"/>
      <text:p text:style-name="P1"><text:span text:style-name="T43">Нáхлюпи</text:span><text:span text:style-name="T12">, -ів, </text:span><text:span text:style-name="T1">ім., мн., інд.-авт., [2], [1а]. </text:span><text:span text:style-name="T13">Похідне від </text:span><text:span text:style-name="T17">хлюпати</text:span><text:span text:style-name="T13">.</text:span></text:p>
      <text:p text:style-name="P1"><text:span text:style-name="T1">Покірні вітру, </text:span><text:span text:style-name="T6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2"/>
      <text:p text:style-name="P1"><text:span text:style-name="T43">Обакрáй</text:span><text:span text:style-name="T12">, -ю, </text:span><text:span text:style-name="T1">ім., ч., інд.-авт., [11]. </text:span><text:span text:style-name="T13">Похідне від </text:span><text:span text:style-name="T17">óба</text:span><text:span text:style-name="T13"> і </text:span><text:span text:style-name="T17">край</text:span><text:span text:style-name="T13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6">обакрай</text:span><text:span text:style-name="T1">/ Вітчизни – і яви, і мрії. (П-2:19).</text:span></text:p>
      <text:p text:style-name="P2"/>
      <text:p text:style-name="P1"><text:span text:style-name="T43">Обоюдожáлий</text:span><text:span text:style-name="T12">, -а, -е, </text:span><text:span text:style-name="T2">прикм., </text:span><text:span text:style-name="T1">інд.-авт., </text:span><text:span text:style-name="T38">[1б]. </text:span><text:span text:style-name="T41">Похідне від </text:span><text:span text:style-name="T42">обою</text:span><text:span text:style-name="T24"></text:span><text:span text:style-name="T42">до</text:span><text:span text:style-name="T41"> і </text:span><text:span text:style-name="T42">жалі</text:span><text:span text:style-name="T24"></text:span><text:span text:style-name="T42">ти</text:span><text:span text:style-name="T41">.</text:span></text:p>
      <text:p text:style-name="P1"><text:span text:style-name="T1">Та мури, мов із мертвих всталі,/ похмуро мовили: чекай,/ ще обрадіє із печалі/ твій </text:span><text:span text:style-name="T6">обоюдожалий</text:span><text:span text:style-name="T1"> край. (П-1:36).</text:span></text:p>
      <text:p text:style-name="P2"/>
      <text:p text:style-name="P1"><text:span text:style-name="T43">ОвÓгнений</text:span><text:span text:style-name="T12">, -а, -е, </text:span><text:span text:style-name="T1">інд.-авт., [4]. </text:span><text:span text:style-name="T13">Дієпр. Від неіснуючого дієслова </text:span><text:span text:style-name="T17">овогнити</text:span><text:span text:style-name="T13">. </text:span><text:soft-page-break/><text:span text:style-name="T13">Охоплений вогнем.</text:span></text:p>
      <text:p text:style-name="P1"><text:span text:style-name="T1">Та за тобою небо запалало,/ </text:span><text:span text:style-name="T6">овогнене</text:span><text:span text:style-name="T1"> грозою стожалів. (П-2:68).</text:span></text:p>
      <text:p text:style-name="P2"/>
      <text:p text:style-name="P1"><text:span text:style-name="T43">Огрáння</text:span><text:span text:style-name="T12">, -я, </text:span><text:span text:style-name="T1">ім., с., інд.-авт., [1]. </text:span><text:span text:style-name="T21">Похідне від </text:span><text:span text:style-name="T18">огрáнювати</text:span><text:span text:style-name="T12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6">огранням</text:span><text:span text:style-name="T1"> дзеркал заросилася кров! (П-1:33).</text:span></text:p>
      <text:p text:style-name="P2"/>
      <text:p text:style-name="P1"><text:span text:style-name="T43">Озлíння</text:span><text:span text:style-name="T12">, -я, </text:span><text:span text:style-name="T1">ім., ж., інд.-авт., [1]. Похідне від </text:span><text:span text:style-name="T9">озл</text:span><text:span text:style-name="T8">и</text:span><text:span text:style-name="T9">тися</text:span><text:span text:style-name="T1">.</text:span></text:p>
      <text:p text:style-name="P1"><text:span text:style-name="T1">А шал який! Яке </text:span><text:span text:style-name="T6">озління</text:span><text:span text:style-name="T1">!/ О білий світе-блекота. (П-1:132).</text:span></text:p>
      <text:p text:style-name="P2"/>
      <text:p text:style-name="P1"><text:span text:style-name="T43">Ошрóття</text:span><text:span text:style-name="T12">, -я, </text:span><text:span text:style-name="T1">ім., збірн., інд.-авт., [4]. </text:span><text:span text:style-name="T12">Те саме, що шріт – дріб.</text:span></text:p>
      <text:p text:style-name="P1"><text:span text:style-name="T1">І тінь біжить – поверхи давніх днів./ І заволока – на </text:span><text:span text:style-name="T6">ошроття</text:span><text:span text:style-name="T1"> часу. (П-1:137).</text:span></text:p>
      <text:p text:style-name="P2"/>
      <text:p text:style-name="P1"><text:span text:style-name="T43">Пáверх</text:span><text:span text:style-name="T12">, -у, </text:span><text:span text:style-name="T1">ім., ч., інд.-авт., [2]. </text:span><text:span text:style-name="T13">Похідне від </text:span><text:span text:style-name="T17">па</text:span><text:span text:style-name="T13">... (“подібний”) </text:span><text:span text:style-name="T17">верх</text:span><text:span text:style-name="T13">. Щось, що нагадує верх.</text:span></text:p>
      <text:p text:style-name="P1"><text:span text:style-name="T1">Тут </text:span><text:span text:style-name="T6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43">Пажиття</text:span><text:span text:style-name="T12">, -я, </text:span><text:span text:style-name="T1">ім., с., інд.-авт., [2]. </text:span><text:span text:style-name="T13">Похідне від </text:span><text:span text:style-name="T17">па</text:span><text:span text:style-name="T13">... (“подібний”) і </text:span><text:span text:style-name="T17">життя</text:span><text:span text:style-name="T13">. Щось, що нагадує життя.</text:span></text:p>
      <text:p text:style-name="P1"><text:span text:style-name="T1">Тут паверх, паниз, </text:span><text:span text:style-name="T6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43">Пáниз</text:span><text:span text:style-name="T12">, -у, </text:span><text:span text:style-name="T1">ім., ч., інд.-авт., [2]. </text:span><text:span text:style-name="T13">Похідне від </text:span><text:span text:style-name="T17">па</text:span><text:span text:style-name="T13">... (“подібний”) і </text:span><text:span text:style-name="T17">низ</text:span><text:span text:style-name="T13">. Щось, що нагадує низ.</text:span></text:p>
      <text:p text:style-name="P1"><text:span text:style-name="T1">Тут паверх, </text:span><text:span text:style-name="T6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43">Парура</text:span><text:span text:style-name="T12">, -и, </text:span><text:span text:style-name="T1">ім., ж., інд.-авт., [2]. </text:span><text:span text:style-name="T13">Похідне від </text:span><text:span text:style-name="T17">па</text:span><text:span text:style-name="T13">... (“подібний”) і </text:span><text:span text:style-name="T17">рýра</text:span><text:span text:style-name="T13">. Щось, </text:span><text:soft-page-break/><text:span text:style-name="T13">що подібне до рури.</text:span></text:p>
      <text:p text:style-name="P1"><text:span text:style-name="T1">Те безмежжя сил,/ розбурханих од молодого болю,/ ті </text:span><text:span text:style-name="T6">парури</text:span><text:span text:style-name="T1"> </text:span><text:span text:style-name="T1">зусиль… (П-1:57).</text:span></text:p>
      <text:p text:style-name="P2"/>
      <text:p text:style-name="P1"><text:span text:style-name="T43">Пáскін</text:span><text:span text:style-name="T12">, пáскону, </text:span><text:span text:style-name="T1">ім., ч., інд.-авт., [2]. </text:span><text:span text:style-name="T13">Похідне від </text:span><text:span text:style-name="T17">па</text:span><text:span text:style-name="T13">... (“подібний”) і </text:span><text:span text:style-name="T17">скін</text:span><text:span text:style-name="T13">. Щось, що нагадує скін, почуття скону.</text:span></text:p>
      <text:p text:style-name="P1"><text:span text:style-name="T1">Тут паверх, паниз, пажиття і </text:span><text:span text:style-name="T6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2"/>
      <text:p text:style-name="P1"><text:span text:style-name="T43">Пекельнозóр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екельний </text:span><text:span text:style-name="T13">і </text:span><text:span text:style-name="T17">зір</text:span><text:span text:style-name="T13">.</text:span></text:p>
      <text:p text:style-name="P1"><text:span text:style-name="T1">Мигоче, мов відьмак, паркан </text:span><text:span text:style-name="T6">пекельнозорий</text:span><text:span text:style-name="T1">,/ за голосом покори душа рушає вспак. (П-2:31).</text:span></text:p>
      <text:p text:style-name="P2"/>
      <text:p text:style-name="P1"><text:span text:style-name="T43">Піввагáння</text:span><text:span text:style-name="T12">, -я, </text:span><text:span text:style-name="T1">ім., с., інд.-авт., [2]. </text:span><text:span text:style-name="T13">Похідне від </text:span><text:span text:style-name="T17">пів</text:span><text:span text:style-name="T13"> і </text:span><text:span text:style-name="T17">вагáння</text:span><text:span text:style-name="T13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6">півваганні</text:span><text:span text:style-name="T1"> втяте. (П-1:57).</text:span></text:p>
      <text:p text:style-name="P2"/>
      <text:p text:style-name="P1"><text:span text:style-name="T43">Півдуші</text:span><text:span text:style-name="T12">, півдýш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душі</text:span><text:span text:style-name="T13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6">півдуш</text:span><text:span text:style-name="T1">! </text:span><text:span text:style-name="T1">(П-1:98).</text:span></text:p>
      <text:p text:style-name="P2"/>
      <text:p text:style-name="P1"><text:span text:style-name="T43">Півзáміри</text:span><text:span text:style-name="T12">, -ів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зáміри</text:span><text:span text:style-name="T13">.</text:span></text:p>
      <text:p text:style-name="P1"><text:span text:style-name="T1">О царство півсерць, півнадій, півпричалів,/ </text:span><text:span text:style-name="T6">півзамірів</text:span><text:span text:style-name="T1"> царство, півзмаг і півдуш! (П-1:98).</text:span></text:p>
      <text:p text:style-name="P2"/>
      <text:p text:style-name="P1"><text:span text:style-name="T43">Півзмáги</text:span><text:span text:style-name="T12">, півзмáг, </text:span><text:span text:style-name="T1">ім., мн., інд.-авт., [2], [1а]. </text:span><text:span text:style-name="T13">Похідне від </text:span><text:span text:style-name="T17">пів</text:span><text:span text:style-name="T13"> і </text:span><text:span text:style-name="T17">змагáння</text:span><text:span text:style-name="T13">.</text:span></text:p>
      <text:p text:style-name="P1"><text:span text:style-name="T1">О царство півсерць, півнадій, півпричалів,/ півзамірів царство, </text:span><text:span text:style-name="T6">півзмаг</text:span><text:span text:style-name="T1"> і півдуш! (П-1:98).</text:span></text:p>
      <text:p text:style-name="P2"/>
      <text:p text:style-name="P1"><text:span text:style-name="T43">Півнадíї</text:span><text:span text:style-name="T12">, півнадíй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надíї</text:span><text:span text:style-name="T13">.</text:span></text:p>
      <text:p text:style-name="P1"><text:soft-page-break/><text:span text:style-name="T1">О царство півсерць, </text:span><text:span text:style-name="T6">півнадій</text:span><text:span text:style-name="T1">, півпричалів,/ півзамірів царство, </text:span><text:span text:style-name="T1">півзмаг і півдуш! (П-1:98).</text:span></text:p>
      <text:p text:style-name="P2"/>
      <text:p text:style-name="P1"><text:span text:style-name="T43">Півнебéс</text:span><text:span text:style-name="T12">, півнебéс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небесá</text:span><text:span text:style-name="T13">.</text:span></text:p>
      <text:p text:style-name="P1"><text:span text:style-name="T1">І з тих затятих здвоєних ночей/ на </text:span><text:span text:style-name="T6">півнебес</text:span><text:span text:style-name="T1"> зажевріло б іржання/ чи сиваша чи привиду. (П-1:156).</text:span></text:p>
      <text:p text:style-name="P2"/>
      <text:p text:style-name="P1"><text:span text:style-name="T43">Півпричáли</text:span><text:span text:style-name="T12">, -ів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причáли</text:span><text:span text:style-name="T13">.</text:span></text:p>
      <text:p text:style-name="P1"><text:span text:style-name="T1">О царство півсерць, півнадій, </text:span><text:span text:style-name="T6">півпричалів</text:span><text:span text:style-name="T1">,/ півзамірів царство, півзмаг і півдуш! (П-1:98).</text:span></text:p>
      <text:p text:style-name="P2"/>
      <text:p text:style-name="P1"><text:span text:style-name="T43">Повногóрля</text:span><text:span text:style-name="T12">, -я, </text:span><text:span text:style-name="T1">ім., с., інд.-авт., [8], [1а]. </text:span><text:span text:style-name="T13">Похідне від </text:span><text:span text:style-name="T17">пóвний</text:span><text:span text:style-name="T13"> і </text:span><text:span text:style-name="T17">гóрло</text:span><text:span text:style-name="T13">.</text:span></text:p>
      <text:p text:style-name="P1"><text:span text:style-name="T1">До гори, до рік, до </text:span><text:span text:style-name="T6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2"/>
      <text:p text:style-name="P1"><text:span text:style-name="T43">Позапрóстір</text:span><text:span text:style-name="T12">, -стору, </text:span><text:span text:style-name="T1">ім., ч., інд.-авт., [2]. </text:span><text:span text:style-name="T13">Похідне від </text:span><text:span text:style-name="T17">пóза</text:span><text:span text:style-name="T13"> і </text:span><text:span text:style-name="T17">прóстір</text:span><text:span text:style-name="T13"> – той, що перебуває поза простором.</text:span></text:p>
      <text:p text:style-name="P1"><text:span text:style-name="T1">Як вікна в </text:span><text:span text:style-name="T6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43">Позачáс</text:span><text:span text:style-name="T12">, -у, </text:span><text:span text:style-name="T1">ім., ч., інд.-авт., [2]. </text:span><text:span text:style-name="T13">Похідне від </text:span><text:span text:style-name="T17">пóза</text:span><text:span text:style-name="T13"> і </text:span><text:span text:style-name="T17">час</text:span><text:span text:style-name="T13"> – той, що перебуває поза часом.</text:span></text:p>
      <text:p text:style-name="P1"><text:span text:style-name="T1">Як вікна в позапростір, </text:span><text:span text:style-name="T6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43">Порожньосéрд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орóжній</text:span><text:span text:style-name="T13"> і </text:span><text:span text:style-name="T17">сéрце</text:span><text:span text:style-name="T13">.</text:span></text:p>
      <text:p text:style-name="P1"><text:span text:style-name="T6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2"/>
      <text:p text:style-name="P1"><text:soft-page-break/><text:span text:style-name="T43">Потаймир</text:span><text:span text:style-name="T12">, -у, </text:span><text:span text:style-name="T1">ім., ч., інд.-авт., [11] або [10]. </text:span><text:span text:style-name="T21">Похідне від </text:span><text:span text:style-name="T23">потаємний</text:span><text:span text:style-name="T21"> і </text:span><text:span text:style-name="T23">мир</text:span><text:span text:style-name="T21"> (можливо, </text:span><text:span text:style-name="T23">пота</text:span><text:span text:style-name="T24"></text:span><text:span text:style-name="T23">й</text:span><text:span text:style-name="T21"> — скорочення від </text:span><text:span text:style-name="T23">потає</text:span><text:span text:style-name="T24"></text:span><text:span text:style-name="T23">мний</text:span><text:span text:style-name="T21">) </text:span><text:span text:style-name="T22">–</text:span><text:span text:style-name="T1"> </text:span><text:span text:style-name="T21">і</text:span><text:span text:style-name="T13">нший вимір, інший світ.</text:span></text:p>
      <text:p text:style-name="P1"><text:span text:style-name="T1">І десь там гасне </text:span><text:span text:style-name="T6">потаймир</text:span><text:span text:style-name="T1">,/ а між торосами крижин/ я сам-один і – </text:span><text:span text:style-name="T1">враг-вражин… (П-2:15).</text:span></text:p>
      <text:p text:style-name="P2"/>
      <text:p text:style-name="P1"><text:span text:style-name="T43">Пралітá</text:span><text:span text:style-name="T12">, пралíт, </text:span><text:span text:style-name="T1">ім., мн., інд.-авт., [2]. </text:span><text:span text:style-name="T13">Похідне від </text:span><text:span text:style-name="T17">пра</text:span><text:span text:style-name="T13">... (в значенні </text:span><text:span text:style-name="T17">дáвній</text:span><text:span text:style-name="T13">) і </text:span><text:span text:style-name="T17">літá</text:span><text:span text:style-name="T13">. Минулі літа.</text:span></text:p>
      <text:p text:style-name="P1"><text:span text:style-name="T1">Забудься. Стань. І зачекай мене/ на самоті в такому велелюдді,/ де спогади </text:span><text:span text:style-name="T1">стовбичать, наче судді,/ і пам’ять чвалом </text:span><text:span text:style-name="T6">праліта</text:span><text:span text:style-name="T1"> жене. (П-2:149).</text:span></text:p>
      <text:p text:style-name="P2"/>
      <text:p text:style-name="P1"><text:span text:style-name="T43">Прáпервні</text:span><text:span text:style-name="T12">, -ів, </text:span><text:span text:style-name="T1">ім., мн., інд.-авт., [2]. </text:span><text:span text:style-name="T13">Похідне від </text:span><text:span text:style-name="T17">пра</text:span><text:span text:style-name="T13">...(в значенні </text:span><text:span text:style-name="T17">дáвній</text:span><text:span text:style-name="T13">) і </text:span><text:span text:style-name="T18">пéрвень</text:span><text:span text:style-name="T12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6">прапервні</text:span><text:span text:style-name="T1">. (П-1:57).</text:span></text:p>
      <text:p text:style-name="P2"/>
      <text:p text:style-name="P1"><text:span text:style-name="T43">Призáходи</text:span><text:span text:style-name="T12">, -ів, </text:span><text:span text:style-name="T1">ім., мн., інд.-авт., [2]. </text:span><text:span text:style-name="T12">Час, коли заходить сонце.</text:span></text:p>
      <text:p text:style-name="P1"><text:span text:style-name="T33">Прижухлий клониться пирій/ на </text:span><text:span text:style-name="T35">призаходи</text:span><text:span text:style-name="T33"> дня</text:span><text:span text:style-name="T32">. (П-2:92).</text:span></text:p>
      <text:p text:style-name="P4"/>
      <text:p text:style-name="P1"><text:span text:style-name="T43">Притінь</text:span><text:span text:style-name="T12">, -і, </text:span><text:span text:style-name="T1">ім., ж., інд.-авт., [2]. </text:span><text:span text:style-name="T13">Те саме, що тінь.</text:span></text:p>
      <text:p text:style-name="P1"><text:span text:style-name="T1">Ти тінь. Ти </text:span><text:span text:style-name="T6">притінь</text:span><text:span text:style-name="T1">. Смерк і довгий гуд/ і зелень бань… (П-1:134).</text:span></text:p>
      <text:p text:style-name="P2"/>
      <text:p text:style-name="P1"><text:span text:style-name="T43">Прóростень</text:span><text:span text:style-name="T12">, -стня, </text:span><text:span text:style-name="T1">ім., ч., інд.-авт., [1]. </text:span><text:span text:style-name="T21">Похідне від </text:span><text:span text:style-name="T18">проростáти</text:span><text:span text:style-name="T12">.</text:span></text:p>
      <text:p text:style-name="P1"><text:span text:style-name="T1">І </text:span><text:span text:style-name="T6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2"/>
      <text:p text:style-name="P1"><text:span text:style-name="T43">Протипотíк (</text:span><text:span text:style-name="T16">протипотóки</text:span><text:span text:style-name="T43">)</text:span><text:span text:style-name="T12">, -тóку, </text:span><text:span text:style-name="T1">ім., ч., інд.-авт., [2]. </text:span><text:span text:style-name="T13">Похідне від </text:span><text:span text:style-name="T17">прóти</text:span><text:span text:style-name="T13">... і </text:span><text:span text:style-name="T17">потíк</text:span><text:span text:style-name="T13">.</text:span></text:p>
      <text:p text:style-name="P1"><text:span text:style-name="T1">Розбратані </text:span><text:span text:style-name="T6">протипотоки</text:span><text:span text:style-name="T1">/ ’дне одного наздоганяють,/ годують себе проминанням/ заказаних долею стріч. (П-1:86).</text:span></text:p>
      <text:p text:style-name="P2"><text:soft-page-break/></text:p>
      <text:p text:style-name="P1"><text:span text:style-name="T43">Пружноголóс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рýжний</text:span><text:span text:style-name="T13"> і </text:span><text:span text:style-name="T17">гóлос</text:span><text:span text:style-name="T13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6">пружноголосий</text:span><text:span text:style-name="T1"> барвить хор. (П-2:277).</text:span></text:p>
      <text:p text:style-name="P2"/>
      <text:p text:style-name="P1"><text:span text:style-name="T43">Пург-сніги</text:span><text:span text:style-name="T12">, -ів, </text:span><text:span text:style-name="T1">ім., мн., інд.-авт., [9]. </text:span><text:span text:style-name="T13">Похідне від </text:span><text:span text:style-name="T17">пургá</text:span><text:span text:style-name="T13"> і </text:span><text:span text:style-name="T17">сніги</text:span><text:span text:style-name="T13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</text:span><text:span text:style-name="T1">заблуклий в сопках пестун/ скоро/ без ведмедиці в </text:span><text:span text:style-name="T6">пург-снігах</text:span><text:span text:style-name="T1">/ згине. (П-2:17).</text:span></text:p>
      <text:p text:style-name="P2"/>
      <text:p text:style-name="P1"><text:span text:style-name="T43">Рáдощі-жалí</text:span><text:span text:style-name="T49">, </text:span><text:span text:style-name="T12">рáдоще-жалíв, </text:span><text:span text:style-name="T1">ім., мн., інд.-авт., [9]. </text:span><text:span text:style-name="T13">Похідне від </text:span><text:span text:style-name="T17">рáдощі</text:span><text:span text:style-name="T13"> і </text:span><text:span text:style-name="T17">жалі</text:span><text:span text:style-name="T13">.</text:span></text:p>
      <text:p text:style-name="P1"><text:span text:style-name="T1">…де розкошує маячня/ моїх далеких недобутих марень/ в калейдоскопі </text:span><text:span text:style-name="T6">радоще-жалів</text:span><text:span text:style-name="T1">… (П-1:206-207).</text:span></text:p>
      <text:p text:style-name="P2"/>
      <text:p text:style-name="P1"><text:span text:style-name="T43">РозбрÁтаний</text:span><text:span text:style-name="T12">, -а, -е, </text:span><text:span text:style-name="T1">інд.-авт., [1]. </text:span><text:span text:style-name="T12">Дієпр. пас. мин. ч. до </text:span><text:span text:style-name="T18">розбратáти</text:span><text:span text:style-name="T12"> – перервати, припинити дружбу, посварити кого-небудь з кимсь.</text:span></text:p>
      <text:p text:style-name="P1"><text:span text:style-name="T6">Розбратані</text:span><text:span text:style-name="T1"> </text:span><text:span text:style-name="T6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43">Розпелюстити</text:span><text:span text:style-name="T12">, -щу, -щиш, дієсл., </text:span><text:span text:style-name="T1">док., перех., інд.-авт., [4]. </text:span><text:span text:style-name="T13">Похідне від </text:span><text:span text:style-name="T17">пелюстки</text:span><text:span text:style-name="T13">. Розкрити, як пелюстки.</text:span></text:p>
      <text:p text:style-name="P1"><text:span text:style-name="T1">Треба щедро – серцем одним, устами/ ледь розпуклими – </text:span><text:span text:style-name="T6">розпелюстити</text:span><text:span text:style-name="T1"> втіхи гін,/ всевідради! Сонце бо йде – за нами. (П-1:106).</text:span></text:p>
      <text:p text:style-name="P2"/>
      <text:p text:style-name="P1"><text:span text:style-name="T43">Рясночóл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рясний </text:span><text:span text:style-name="T13">і </text:span><text:span text:style-name="T17">чолó</text:span><text:span text:style-name="T13">.</text:span></text:p>
      <text:p text:style-name="P1"><text:span text:style-name="T1">Я, певне, яблуня була,/ паморочила світ довкола,/ в рясному цвіті </text:span><text:span text:style-name="T6">рясночола</text:span><text:span text:style-name="T1">/ тужила, ніжилась, жила. (П-2:296).</text:span></text:p>
      <text:p text:style-name="P2"/>
      <text:p text:style-name="P1"><text:span text:style-name="T43">Самовивищ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oft-page-break/><text:span text:style-name="T17">вивищення</text:span><text:span text:style-name="T13">.</text:span></text:p>
      <text:p text:style-name="P1"><text:span text:style-name="T1">Оце, життя, твої дороги/ </text:span><text:span text:style-name="T6">самовивищень</text:span><text:span text:style-name="T1">, як наруг. (П-2:107).</text:span></text:p>
      <text:p text:style-name="P2"/>
      <text:p text:style-name="P1"><text:span text:style-name="T43">Самовóля</text:span><text:span text:style-name="T12">, -і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вóля</text:span><text:span text:style-name="T13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6">самоволь</text:span><text:span text:style-name="T1">, покори і сваволь. (П-1:56).</text:span></text:p>
      <text:p text:style-name="P2"/>
      <text:p text:style-name="P1"><text:span text:style-name="T43">Самовоскресí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воскресíння</text:span><text:span text:style-name="T13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6">самовоскресіння</text:span><text:span text:style-name="T1">. (П-2:150).</text:span></text:p>
      <text:p text:style-name="P2"/>
      <text:p text:style-name="P1"><text:span text:style-name="T43">Самовтéча</text:span><text:span text:style-name="T12">, -і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втéча</text:span><text:span text:style-name="T13">.</text:span></text:p>
      <text:p text:style-name="P1"><text:span text:style-name="T1">Доброму і злому/ кажи межу і позначи шляхи/ для </text:span><text:span text:style-name="T6">самовтечі</text:span><text:span text:style-name="T1">. (П-</text:span><text:span text:style-name="T1">2:136).</text:span></text:p>
      <text:p text:style-name="P2"/>
      <text:p text:style-name="P1"><text:span text:style-name="T43">Самодóкíр</text:span><text:span text:style-name="T12">, самодóкóру, </text:span><text:span text:style-name="T1">ім., ч., інд.-авт., [9а]. </text:span><text:span text:style-name="T13">Похідне від </text:span><text:span text:style-name="T17">сáмо</text:span><text:span text:style-name="T13">... і </text:span><text:span text:style-name="T17">дóкíр</text:span><text:span text:style-name="T13">.</text:span></text:p>
      <text:p text:style-name="P1"><text:span text:style-name="T1">Не вір – ні долі, ні собі не вір,/ а спроневіра і </text:span><text:span text:style-name="T6">самодокір</text:span><text:span text:style-name="T1">/ і змерзлий крик, що грудкою у горлі/ засів мов кляп – то все неначе дріт/ колючий. (П-2:290).</text:span></text:p>
      <text:p text:style-name="P2"/>
      <text:p text:style-name="P1"><text:span text:style-name="T43">Самодосáд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досáда</text:span><text:span text:style-name="T13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6">самодосад</text:span><text:span text:style-name="T1">… (П-1:55).</text:span></text:p>
      <text:p text:style-name="P2"/>
      <text:p text:style-name="P1"><text:span text:style-name="T43">Самодохóд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дохóдження</text:span><text:span text:style-name="T13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6">самодоходжень</text:span><text:span text:style-name="T1">/ зухвалий холод і зухвалий жах. (П-2:118).</text:span></text:p>
      <text:p text:style-name="P2"/>
      <text:p text:style-name="P1"><text:span text:style-name="T43">Самозаборóн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заборóна</text:span><text:span text:style-name="T13">.</text:span></text:p>
      <text:p text:style-name="P1"><text:soft-page-break/><text:span text:style-name="T1">Нам ряд утрачено. Раптових спроб/ назубрені шпилі – ото єдине,/ що вирвалося з </text:span><text:span text:style-name="T6">самозаборон</text:span><text:span text:style-name="T1">,/ які дарують небеса щедротні… (П-2:100).</text:span></text:p>
      <text:p text:style-name="P2"/>
      <text:p text:style-name="P1"><text:span text:style-name="T43">Самонабли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ближення</text:span><text:span text:style-name="T13">.</text:span></text:p>
      <text:p text:style-name="P1"><text:span text:style-name="T1">…весь той чар/ </text:span><text:span text:style-name="T6">самонаближень</text:span><text:span text:style-name="T1">, упізнань і врочень,/ що визріли у невіді душевній/ і стежать стежать стежать зизим оком,/ ачи я втраплю на свою стежу… (П-1:121).</text:span></text:p>
      <text:p text:style-name="P2"/>
      <text:p text:style-name="P1"><text:span text:style-name="T43">Самонарік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рікáння</text:span><text:span text:style-name="T13">.</text:span></text:p>
      <text:p text:style-name="P1"><text:span text:style-name="T1">Ні, не впадай у біль – до </text:span><text:span text:style-name="T6">самонаріканняи</text:span><text:span text:style-name="T1">./ О, не впадай у біль – його, як меч, піднось. (П-2:155).</text:span></text:p>
      <text:p text:style-name="P2"/>
      <text:p text:style-name="P1"><text:span text:style-name="T43">Самонарóд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рóдження</text:span><text:span text:style-name="T13">.</text:span></text:p>
      <text:p text:style-name="P1"><text:span text:style-name="T1">Оце </text:span><text:span text:style-name="T6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2"/>
      <text:p text:style-name="P1"><text:span text:style-name="T43">Самонаростáти</text:span><text:span text:style-name="T12">, -áю, -áєш, дієсл., </text:span><text:span text:style-name="T1">недок., перех., інд.-авт., [9а]. </text:span><text:span text:style-name="T13">Похідне від </text:span><text:span text:style-name="T17">сáмо</text:span><text:span text:style-name="T13">... і </text:span><text:span text:style-name="T17">наростáти</text:span><text:span text:style-name="T13">.</text:span></text:p>
      <text:p text:style-name="P1"><text:span text:style-name="T1">Неначе дзвін – поезія. Гуде/ і </text:span><text:span text:style-name="T6">самонаростає</text:span><text:span text:style-name="T1"> аж до повні… (П-2:150).</text:span></text:p>
      <text:p text:style-name="P2"/>
      <text:p text:style-name="P1"><text:span text:style-name="T43">Самоофíр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6">офíра</text:span><text:span text:style-name="T12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6">самоофіри</text:span><text:span text:style-name="T1"> й самовоскресіння. (П-2:150).</text:span></text:p>
      <text:p text:style-name="P2"/>
      <text:p text:style-name="P1"><text:span text:style-name="T43">Самопал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алáння</text:span><text:span text:style-name="T13">.</text:span></text:p>
      <text:p text:style-name="P1"><text:span text:style-name="T1">О як нестерпно хочеться подовжень/ і невигасного </text:span><text:span text:style-name="T6">самопалання</text:span><text:span text:style-name="T1">! (П-2:130).</text:span></text:p>
      <text:p text:style-name="P2"/>
      <text:p text:style-name="P1"><text:span text:style-name="T43">Самоперерост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oft-page-break/><text:span text:style-name="T17">переростáння</text:span><text:span text:style-name="T13">.</text:span></text:p>
      <text:p text:style-name="P1"><text:span text:style-name="T1">Отак: живи – і скній, живи – і скній,/ і як дійдеш </text:span><text:span text:style-name="T6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2"/>
      <text:p text:style-name="P1"><text:span text:style-name="T43">Самопідтвéрджувати</text:span><text:span text:style-name="T12">, -ую, уєш, дієсл., </text:span><text:span text:style-name="T1">недок., перех., інд.-авт., [9а]. </text:span><text:span text:style-name="T13">Похідне від </text:span><text:span text:style-name="T17">сáмо</text:span><text:span text:style-name="T13">... і </text:span><text:span text:style-name="T17">підтвéрджувати</text:span><text:span text:style-name="T13">.</text:span></text:p>
      <text:p text:style-name="P1"><text:span text:style-name="T1">Ще, слава Богу, тьмяний стовбур совісті/ признатись може весь до </text:span><text:span text:style-name="T1">незбагненного,/ котре </text:span><text:span text:style-name="T6">самопідтверджує</text:span><text:span text:style-name="T1"> її/ і втаємничує… (П-2:101).</text:span></text:p>
      <text:p text:style-name="P2"/>
      <text:p text:style-name="P1"><text:span text:style-name="T43">Самопогиб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погиба</text:span><text:span text:style-name="T13">.</text:span></text:p>
      <text:p text:style-name="P1"><text:span text:style-name="T33">Господи, Господи, о осторонь/ душі гулкі, що, заслухані в тугу,/ немочі власної люблять наругу,/ </text:span><text:span text:style-name="T35">самопогиби</text:span><text:span text:style-name="T33"> високий огонь</text:span><text:span text:style-name="T32">. (П-2:74-75).</text:span></text:p>
      <text:p text:style-name="P4"/>
      <text:p text:style-name="P1"><text:span text:style-name="T51">Самоподóвжений</text:span><text:span text:style-name="T30">, -а, -е, </text:span><text:span text:style-name="T2">прикм., </text:span><text:span text:style-name="T33">інд.-авт., [</text:span><text:span text:style-name="T2">9а</text:span><text:span text:style-name="T33">]. </text:span><text:span text:style-name="T13">Похідне від </text:span><text:span text:style-name="T17">сáмо</text:span><text:span text:style-name="T13">... і </text:span><text:span text:style-name="T17">подóвжений</text:span><text:span text:style-name="T13">.</text:span></text:p>
      <text:p text:style-name="P1"><text:span text:style-name="T1">Хто б збагнув/ оці дороги – без кінця і краю/ </text:span><text:span text:style-name="T6">самоподовжені</text:span><text:span text:style-name="T1">? (П-2:100).</text:span></text:p>
      <text:p text:style-name="P2"/>
      <text:p text:style-name="P1"><text:span text:style-name="T43">Самопомин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оминáння</text:span><text:span text:style-name="T13">.</text:span></text:p>
      <text:p text:style-name="P1"><text:span text:style-name="T33">Ти загубився в горі – не знайтись/ у чорноводді змовклого волання,/ в ропі чекань і </text:span><text:span text:style-name="T35">самопоминання</text:span><text:span text:style-name="T33">/ і гуку, що доносить благовість</text:span><text:span text:style-name="T32">. (П-2:111).</text:span></text:p>
      <text:p text:style-name="P4"/>
      <text:p text:style-name="P1"><text:span text:style-name="T43">Самопоста</text:span><text:span text:style-name="T44"></text:span><text:span text:style-name="T43">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остання (</text:span><text:span text:style-name="T13">від </text:span><text:span text:style-name="T17">поставáння)</text:span><text:span text:style-name="T13">.</text:span></text:p>
      <text:p text:style-name="P1"><text:span text:style-name="T1">По ліву руку – древній, аж до ер/ </text:span><text:span text:style-name="T6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2"/>
      <text:p text:style-name="P1"><text:span text:style-name="T43">Самопромин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oft-page-break/><text:span text:style-name="T17">проминáння</text:span><text:span text:style-name="T13">.</text:span></text:p>
      <text:p text:style-name="P1"><text:span text:style-name="T1">В дорозі довгих </text:span><text:span text:style-name="T6">самопроминань</text:span><text:span text:style-name="T1">/ під знадою земного притягання/ проносяться від ранку до смеркання. (П-1:44).</text:span></text:p>
      <text:p text:style-name="P2"/>
      <text:p text:style-name="P1"><text:span text:style-name="T43">Самопротистоя</text:span><text:span text:style-name="T44"></text:span><text:span text:style-name="T43">ння</text:span><text:span text:style-name="T49">, -</text:span><text:span text:style-name="T12">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ротистояння</text:span><text:span text:style-name="T13">.</text:span></text:p>
      <text:p text:style-name="P1"><text:span text:style-name="T1">О вирвись, залишивши вирву/ у грудях, і роздмухай грань/ моїх </text:span><text:span text:style-name="T6">самопротистоянь</text:span><text:span text:style-name="T1">/ і дай напитися з потиру. (П-2:195).</text:span></text:p>
      <text:p text:style-name="P2"/>
      <text:p text:style-name="P1"><text:span text:style-name="T43">Самострíл</text:span><text:span text:style-name="T12">, -у, </text:span><text:span text:style-name="T1">ім., ч., інд.-авт., [8], [1а]. </text:span><text:span text:style-name="T21">Похідне від </text:span><text:span text:style-name="T17">сáмо</text:span><text:span text:style-name="T13">... і </text:span><text:span text:style-name="T17">стріляти</text:span><text:span text:style-name="T13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6">самостріл</text:span><text:span text:style-name="T1">. (П-2:275).</text:span></text:p>
      <text:p text:style-name="P2"/>
      <text:p text:style-name="P1"><text:span text:style-name="T43">Самострумув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струмувáння</text:span><text:span text:style-name="T13">.</text:span></text:p>
      <text:p text:style-name="P1"><text:span text:style-name="T1">…аби в останньому пориві,/ у плині </text:span><text:span text:style-name="T6">самострумувань</text:span><text:span text:style-name="T1">/ ураз зайти за власну грань,/ пірнути в смертні переливи. (П-1:169).</text:span></text:p>
      <text:p text:style-name="P2"/>
      <text:p text:style-name="P1"><text:span text:style-name="T43">Самотинний</text:span><text:span text:style-name="T12">, -а, -е, </text:span><text:span text:style-name="T2">прикм., </text:span><text:span text:style-name="T1">інд.-авт., [1]. Похідне від </text:span><text:span text:style-name="T9">самоти</text:span><text:span text:style-name="T8"></text:span><text:span text:style-name="T9">на</text:span><text:span text:style-name="T10">.</text:span><text:span text:style-name="T9"> </text:span><text:span text:style-name="T27">Який </text:span><text:span text:style-name="T12">здійснюється, відбувається і т. ін. без інших; самітній.</text:span></text:p>
      <text:p text:style-name="P1"><text:span text:style-name="T1">Спиваєш тугу </text:span><text:span text:style-name="T6">самотинну</text:span><text:span text:style-name="T1">/ і душу, мов малу дитину,/ до рання присипляєш: спи. (П-2:182).</text:span></text:p>
      <text:p text:style-name="P2"/>
      <text:p text:style-name="P1"><text:span text:style-name="T43">Самоуник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уникáння</text:span><text:span text:style-name="T13">. Уникання самого себе.</text:span></text:p>
      <text:p text:style-name="P1"><text:span text:style-name="T1">Коли спромога </text:span><text:span text:style-name="T6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2"/>
      <text:p text:style-name="P1"><text:span text:style-name="T43">Світи-галаї</text:span><text:span text:style-name="T44"></text:span><text:span text:style-name="T43">, </text:span><text:span text:style-name="T12">світі</text:span><text:span text:style-name="T17"></text:span><text:span text:style-name="T12">в-галаї</text:span><text:span text:style-name="T17"></text:span><text:span text:style-name="T12">в, </text:span><text:span text:style-name="T1">ім., мн., інд.-авт., [9]. </text:span><text:span text:style-name="T13">Похідне від </text:span><text:span text:style-name="T17">світ</text:span><text:span text:style-name="T13"> і </text:span><text:span text:style-name="T17">галай</text:span><text:span text:style-name="T13"> (“галáсвіта” – світ за очі). Далекі світи.</text:span></text:p>
      <text:p text:style-name="P1"><text:soft-page-break/><text:span text:style-name="T1">На тебе чатують </text:span><text:span text:style-name="T6">світи–галаї</text:span><text:span text:style-name="T1">./ Прощальний – як подим пожарищ – той спогад. (П-1:98).</text:span></text:p>
      <text:p text:style-name="P2"/>
      <text:p text:style-name="P1"><text:span text:style-name="T43">Себекрáй</text:span><text:span text:style-name="T12">, -ю, </text:span><text:span text:style-name="T1">ім., ч., інд.-авт., [11]. </text:span><text:span text:style-name="T13">Похідне від </text:span><text:span text:style-name="T17">себé</text:span><text:span text:style-name="T13"> і </text:span><text:span text:style-name="T17">край</text:span><text:span text:style-name="T13">.</text:span></text:p>
      <text:p text:style-name="P1"><text:span text:style-name="T1">І все то – зá: дарунок сили/ за </text:span><text:span text:style-name="T6">себекраєм</text:span><text:span text:style-name="T1">: на, візьми,/ аби дороги доль гуділи/ всіма серцями і грудьми. (П-1:100); оця утеча геть за </text:span><text:span text:style-name="T6">себекрай</text:span><text:span text:style-name="T1"> - / то ніби виснений в дитинстві син… (П-1:203).</text:span></text:p>
      <text:p text:style-name="P3"/>
      <text:p text:style-name="P1"><text:span text:style-name="T43">Семигóри</text:span><text:span text:style-name="T12">, -гíр, </text:span><text:span text:style-name="T1">ім., мн., інд.-авт., [8]. </text:span><text:span text:style-name="T13">Похідне від </text:span><text:span text:style-name="T17">сім</text:span><text:span text:style-name="T13"> і </text:span><text:span text:style-name="T17">гóри</text:span><text:span text:style-name="T13">.</text:span></text:p>
      <text:p text:style-name="P1"><text:span text:style-name="T2">І що кигиче в мертвій цій пустелі?/ Киги-киги – мов чайка з-над Дніпра./ О </text:span><text:span text:style-name="T7">семигори</text:span><text:span text:style-name="T2"> горя, цвинтар велій,/ і я тут згину, як прийде пора? (П-1:100).</text:span></text:p>
      <text:p text:style-name="P3"/>
      <text:p text:style-name="P1"><text:span text:style-name="T43">Серцеóк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сéрце</text:span><text:span text:style-name="T13"> і </text:span><text:span text:style-name="T17">óко</text:span><text:span text:style-name="T13">.</text:span></text:p>
      <text:p text:style-name="P1"><text:span text:style-name="T2">Сто плах перейди, </text:span><text:span text:style-name="T7">серцеокий</text:span><text:span text:style-name="T2">,/ сто плах, сто багать, сто голгоф… (П-1:180).</text:span></text:p>
      <text:p text:style-name="P3"/>
      <text:p text:style-name="P1"><text:span text:style-name="T43">Словотéча</text:span><text:span text:style-name="T12">, -і, </text:span><text:span text:style-name="T1">ім., ж., інд.-авт., [8], [1а]. </text:span><text:span text:style-name="T13">Похідне від </text:span><text:span text:style-name="T17">слóво</text:span><text:span text:style-name="T13"> і </text:span><text:span text:style-name="T17">текти</text:span><text:span text:style-name="T13">. Потік слів.</text:span></text:p>
      <text:p text:style-name="P1"><text:span text:style-name="T33">Слова, слова, слова – задосить </text:span><text:span text:style-name="T35">словотечі</text:span><text:span text:style-name="T33">,/ німують бо предтечі, </text:span><text:span text:style-name="T33">доба гряде нова. (П-2:292).</text:span></text:p>
      <text:p text:style-name="P5"/>
      <text:p text:style-name="P1"><text:span text:style-name="T43">Смертеіснувáння</text:span><text:span text:style-name="T12">, -я, </text:span><text:span text:style-name="T1">ім., с., інд.-авт., [9а]. </text:span><text:span text:style-name="T13">Похідне від </text:span><text:span text:style-name="T17">смерть</text:span><text:span text:style-name="T13"> і </text:span><text:span text:style-name="T17">існувáння</text:span><text:span text:style-name="T13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7">смертеіснування</text:span><text:span text:style-name="T2"> й життєсмерть. (П-1:83).</text:span></text:p>
      <text:p text:style-name="P3"/>
      <text:p text:style-name="P1"><text:span text:style-name="T43">Снíння</text:span><text:span text:style-name="T12">, -нь, </text:span><text:span text:style-name="T1">ім., мн., інд.-авт., [1]. </text:span><text:span text:style-name="T13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7">снінь</text:span><text:span text:style-name="T2"> моїх озерце шарлатове/ лямує обережок начувань… (П-1:121).</text:span></text:p>
      <text:p text:style-name="P3"/>
      <text:p text:style-name="P1"><text:soft-page-break/><text:span text:style-name="T43">Солодкомолóка</text:span><text:span text:style-name="T12">, -е, </text:span><text:span text:style-name="T2">прикм., </text:span><text:span text:style-name="T1">інд.-авт., [15а]. </text:span><text:span text:style-name="T13">Похідне від </text:span><text:span text:style-name="T17">солóдкий</text:span><text:span text:style-name="T13"> і </text:span><text:span text:style-name="T17">молокó</text:span><text:span text:style-name="T13">.</text:span></text:p>
      <text:p text:style-name="P1"><text:span text:style-name="T2">Ти десь за край світу, як птаха моя білогруда,/ </text:span><text:span text:style-name="T7">солодкомолока</text:span><text:span text:style-name="T2">, два </text:span><text:span text:style-name="T2">ока - мигдалі сумні. (П-2:161).</text:span></text:p>
      <text:p text:style-name="P3"/>
      <text:p text:style-name="P1"><text:span text:style-name="T43">Сон-комишí</text:span><text:span text:style-name="T12">, -ів, </text:span><text:span text:style-name="T1">ім., мн., інд.-авт., [9]. </text:span><text:span text:style-name="T13">Похідне від </text:span><text:span text:style-name="T17">сон</text:span><text:span text:style-name="T13"> і </text:span><text:span text:style-name="T17">комиш</text:span><text:span text:style-name="T13">.</text:span></text:p>
      <text:p text:style-name="P1"><text:span text:style-name="T2">І в серця на споді, в осерді душі/ ішли нашорошені </text:span><text:span text:style-name="T7">сон-комиші</text:span><text:span text:style-name="T2">. (П-2:61).</text:span></text:p>
      <text:p text:style-name="P3"/>
      <text:p text:style-name="P1"><text:span text:style-name="T43">Сонцелéт</text:span><text:span text:style-name="T12">, -у, </text:span><text:span text:style-name="T1">ім., ч., інд.-авт., [9а]. </text:span><text:span text:style-name="T13">Похідне від </text:span><text:span text:style-name="T17">сóнце </text:span><text:span text:style-name="T13">і </text:span><text:span text:style-name="T17">лет</text:span><text:span text:style-name="T13">.</text:span></text:p>
      <text:p text:style-name="P1"><text:span text:style-name="T2">Зворохобилися айстри/ приосіннім </text:span><text:span text:style-name="T7">сонцелетом</text:span><text:span text:style-name="T2">,/ проминальною порою/ падолистом деручким. (П-1:92).</text:span></text:p>
      <text:p text:style-name="P3"/>
      <text:p text:style-name="P1"><text:span text:style-name="T43">Сонцепруг</text:span><text:span text:style-name="T12">, -а, </text:span><text:span text:style-name="T1">ім., ч., інд.-авт., [9а]. </text:span><text:span text:style-name="T13">Похідне від </text:span><text:span text:style-name="T17">сóнце</text:span><text:span text:style-name="T13"> і </text:span><text:span text:style-name="T17">пруг</text:span><text:span text:style-name="T13">.</text:span></text:p>
      <text:p text:style-name="P1"><text:span text:style-name="T2">Як боляче ряхкоче </text:span><text:span text:style-name="T7">сонцепруг</text:span><text:span text:style-name="T2">!/ Як – далина! (П-2:64).</text:span></text:p>
      <text:p text:style-name="P3"/>
      <text:p text:style-name="P1"><text:span text:style-name="T43">Спах</text:span><text:span text:style-name="T12">, -у, </text:span><text:span text:style-name="T1">ім., ч., інд.-авт., [1а]. </text:span><text:span text:style-name="T21">Похідне від </text:span><text:span text:style-name="T18">спахáти</text:span><text:span text:style-name="T12">, </text:span><text:span text:style-name="T18">спалáхувати</text:span><text:span text:style-name="T12">.</text:span></text:p>
      <text:p text:style-name="P1"><text:span text:style-name="T2">По голубих лугах, мов голуб,/ кошлатих сонць шугає </text:span><text:span text:style-name="T7">спах</text:span><text:span text:style-name="T2">. (П-1:157).</text:span></text:p>
      <text:p text:style-name="P3"/>
      <text:p text:style-name="P1"><text:span text:style-name="T43">Спередвікíв</text:span><text:span text:style-name="T12">, </text:span><text:span text:style-name="T1">незм., </text:span><text:span text:style-name="T5">присл., </text:span><text:span text:style-name="T1">інд.-авт., [11]. </text:span><text:span text:style-name="T21">Похідне від </text:span><text:span text:style-name="T16">спе</text:span><text:span text:style-name="T17"></text:span><text:span text:style-name="T16">ред </text:span><text:span text:style-name="T27">і </text:span><text:span text:style-name="T16">вікі</text:span><text:span text:style-name="T17"></text:span><text:span text:style-name="T16">в</text:span><text:span text:style-name="T12">.</text:span></text:p>
      <text:p text:style-name="P1"><text:span text:style-name="T2">Ви вбивці, ви ненатлі нелюди/ </text:span><text:span text:style-name="T7">спередвіків</text:span><text:span text:style-name="T2">,/ а ми припізнені аеди,/ наш злочин – спів. (П-2:94).</text:span></text:p>
      <text:p text:style-name="P3"/>
      <text:p text:style-name="P1"><text:span text:style-name="T43">Спередодня</text:span><text:span text:style-name="T12">, </text:span><text:span text:style-name="T1">незм., </text:span><text:span text:style-name="T2">присл.,</text:span><text:span text:style-name="T21"> </text:span><text:span text:style-name="T1">інд.-авт., [11]. </text:span><text:span text:style-name="T13">Похідне від </text:span><text:span text:style-name="T17">спéред</text:span><text:span text:style-name="T13"> і </text:span><text:span text:style-name="T17">день</text:span><text:span text:style-name="T13">.</text:span></text:p>
      <text:p text:style-name="P1"><text:span text:style-name="T2">Було ж: </text:span><text:span text:style-name="T7">спередодня</text:span><text:span text:style-name="T2">/ так довго трембітало,/ за тим світати стало - / прожогом, навмання. (П-1:126).</text:span></text:p>
      <text:p text:style-name="P3"/>
      <text:p text:style-name="P1"><text:span text:style-name="T43">Ставітри</text:span><text:span text:style-name="T12">, -íв, </text:span><text:span text:style-name="T1">ім., мн., інд.-авт., [9а]. </text:span><text:span text:style-name="T13">Похідне від </text:span><text:span text:style-name="T17">сто </text:span><text:span text:style-name="T13">і</text:span><text:span text:style-name="T17"> вітри</text:span><text:span text:style-name="T13">.</text:span></text:p>
      <text:p text:style-name="P1"><text:span text:style-name="T2">На цих шалених </text:span><text:span text:style-name="T7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3"/>
      <text:p text:style-name="P1"><text:soft-page-break/><text:span text:style-name="T43">Стасвіти</text:span><text:span text:style-name="T12">, -ів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світи</text:span><text:span text:style-name="T13">.</text:span></text:p>
      <text:p text:style-name="P1"><text:span text:style-name="T2">О те моє відьомське вариво, та колотнеча </text:span><text:span text:style-name="T7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3"/>
      <text:p text:style-name="P1"><text:span text:style-name="T43">Стобагáття</text:span><text:span text:style-name="T12">, -я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багáття</text:span><text:span text:style-name="T13">.</text:span></text:p>
      <text:p text:style-name="P1"><text:span text:style-name="T2">Я – незалежний, серце бо студене/ згубило давній жар на </text:span><text:span text:style-name="T7">стобагатті</text:span><text:span text:style-name="T2"> мук. (П-2:191).</text:span></text:p>
      <text:p text:style-name="P3"/>
      <text:p text:style-name="P1"><text:span text:style-name="T43">Стогóри</text:span><text:span text:style-name="T12">, стогíр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гóри</text:span><text:span text:style-name="T13">.</text:span></text:p>
      <text:p text:style-name="P1"><text:span text:style-name="T2">Я вийду в ніч, я позирну туди,/ де захід за </text:span><text:span text:style-name="T7">стогорами</text:span><text:span text:style-name="T2"> палає. (П-2:13); Там, за кандзюбою </text:span><text:span text:style-name="T7">стогір</text:span><text:span text:style-name="T2">,/ за кайданами стриму/ збігає вік – наперекір/ огню притомі диму. (П-2:285).</text:span></text:p>
      <text:p text:style-name="P3"/>
      <text:p text:style-name="P1"><text:span text:style-name="T43">Стодум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сто</text:span><text:span text:style-name="T13"> і </text:span><text:span text:style-name="T17">дýмати</text:span><text:span text:style-name="T13">.</text:span></text:p>
      <text:p text:style-name="P1"><text:span text:style-name="T2">Як чорногуз при березі, </text:span><text:span text:style-name="T7">стодумний</text:span><text:span text:style-name="T2">/ став Пан-Господь і молиться…(П-2:60).</text:span></text:p>
      <text:p text:style-name="P3"/>
      <text:p text:style-name="P1"><text:span text:style-name="T43">Стожалí</text:span><text:span text:style-name="T12">, -íв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жалí</text:span><text:span text:style-name="T13">.</text:span></text:p>
      <text:p text:style-name="P1"><text:span text:style-name="T2">Та за тобою небо запалало,/ овогнене грозою </text:span><text:span text:style-name="T7">стожалів</text:span><text:span text:style-name="T2">. (П-2:68).</text:span></text:p>
      <text:p text:style-name="P3"/>
      <text:p text:style-name="P1"><text:span text:style-name="T43">Стожáло</text:span><text:span text:style-name="T12">, </text:span><text:span text:style-name="T1">присл., інд.-авт., [9а]. </text:span><text:span text:style-name="T13">Похідне від </text:span><text:span text:style-name="T17">сто</text:span><text:span text:style-name="T13"> і </text:span><text:span text:style-name="T17">жáло</text:span><text:span text:style-name="T13">.</text:span></text:p>
      <text:p text:style-name="P1"><text:span text:style-name="T2">Тота сльоза тебе іспопелить,/ і лютий зойк завруниться </text:span><text:span text:style-name="T7">стожало</text:span><text:span text:style-name="T2">/ ланами й луками. (П-1:144).</text:span></text:p>
      <text:p text:style-name="P3"/>
      <text:p text:style-name="P1"><text:span text:style-name="T43">Стож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жáльний</text:span><text:span text:style-name="T13">.</text:span></text:p>
      <text:p text:style-name="P1"><text:span text:style-name="T2">Куріє руїна. Кривавим стікає потоком,/ і сонце татарське – </text:span><text:span text:style-name="T7">стожальне</text:span><text:span text:style-name="T2"> – разить наповал. (П-1:45).</text:span></text:p>
      <text:p text:style-name="P3"/>
      <text:p text:style-name="P1"><text:span text:style-name="T43">Стожáр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сто</text:span><text:span text:style-name="T13"> і </text:span><text:span text:style-name="T17">жáрити</text:span><text:span text:style-name="T13">.</text:span></text:p>
      <text:p text:style-name="P1"><text:span text:style-name="T2">Сяде сонце на сопку, скаженіє бичарня,/ заховайся в коробку там, де сонце </text:span><text:span text:style-name="T7">стожарне</text:span><text:span text:style-name="T2">… (П-2:166-167); Паду в траву – на цей цвинтарний/ </text:span><text:span text:style-name="T2">кульбабин зойк, </text:span><text:soft-page-break/><text:span text:style-name="T2">кульбабин пух,/ на розсип рос і на </text:span><text:span text:style-name="T7">стожарний/ </text:span><text:span text:style-name="T2">пожежний виквіт довгих скрух. (П-2:184).</text:span></text:p>
      <text:p text:style-name="P3"/>
      <text:p text:style-name="P1"><text:span text:style-name="T43">Стожурбá</text:span><text:span text:style-name="T12">, -и, </text:span><text:span text:style-name="T1">ім., ж., інд.-авт., </text:span><text:span text:style-name="T38">[9а]. </text:span><text:span text:style-name="T32">Пох</text:span><text:span text:style-name="T1">ідне від </text:span><text:span text:style-name="T8">сто</text:span><text:span text:style-name="T2"> і </text:span><text:span text:style-name="T8">журбá</text:span><text:span text:style-name="T2">.</text:span><text:span text:style-name="T38"> </text:span></text:p>
      <text:p text:style-name="P1"><text:span text:style-name="T2">Пропадіть, аеродроми,/ спопеліться в </text:span><text:span text:style-name="T7">стожурбі</text:span><text:span text:style-name="T2">. (П-1:159).</text:span></text:p>
      <text:p text:style-name="P3"/>
      <text:p text:style-name="P1"><text:span text:style-name="T43">Стозлотопелюстки</text:span><text:span text:style-name="T12">, -ів, </text:span><text:span text:style-name="T1">ім., мн., інд.-авт., [9а]. </text:span><text:span text:style-name="T13">Похідне від </text:span><text:span text:style-name="T17">сто, золотий</text:span><text:span text:style-name="T13"> і </text:span><text:span text:style-name="T17">пелюстки</text:span><text:span text:style-name="T13">.</text:span></text:p>
      <text:p text:style-name="P1"><text:span text:style-name="T2">Як сонях сонце п’є/ </text:span><text:span text:style-name="T7">стозлотопелюстками</text:span><text:span text:style-name="T2">,/ де хата постає - / ковчегом над роками. (П-2:18).</text:span></text:p>
      <text:p text:style-name="P3"/>
      <text:p text:style-name="P1"><text:span text:style-name="T43">Стозмíй</text:span><text:span text:style-name="T12">, -я, </text:span><text:span text:style-name="T1">ім., ч., інд.-авт., [9а]. </text:span><text:span text:style-name="T13">Похідне від </text:span><text:span text:style-name="T17">сто</text:span><text:span text:style-name="T13"> і </text:span><text:span text:style-name="T17">змій</text:span><text:span text:style-name="T13">.</text:span></text:p>
      <text:p text:style-name="P1"><text:span text:style-name="T2">Коли докучили ці втеки - / в лет, до вогненної пащеки./ Як він ощирився, </text:span><text:span text:style-name="T7">стозмій</text:span><text:span text:style-name="T2">! (П-1:73).</text:span></text:p>
      <text:p text:style-name="P3"/>
      <text:p text:style-name="P1"><text:span text:style-name="T43">Стозóр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сто</text:span><text:span text:style-name="T13"> і </text:span><text:span text:style-name="T17">зір</text:span><text:span text:style-name="T13">.</text:span></text:p>
      <text:p text:style-name="P1"><text:span text:style-name="T2">Тільки сіль, і вода, і житняк,/ і світанок, і ніч, і </text:span><text:span text:style-name="T7">стозора</text:span><text:span text:style-name="T2">/ небезпека, і сонна і хора/ ця душа – вирушає успак! (П-1:105).</text:span></text:p>
      <text:p text:style-name="P3"/>
      <text:p text:style-name="P1"><text:span text:style-name="T43">Стокóло</text:span><text:span text:style-name="T12">, -а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кóло</text:span><text:span text:style-name="T13">.</text:span></text:p>
      <text:p text:style-name="P1"><text:span text:style-name="T2">Червоний біль од нагая/ в очах розходиться </text:span><text:span text:style-name="T7">стоколом</text:span><text:span text:style-name="T2">,/ а світ несеться покотьолом,/ за світом – настрибом – змія… (П-2:16).</text:span></text:p>
      <text:p text:style-name="P3"/>
      <text:p text:style-name="P1"><text:span text:style-name="T43">Стокрик</text:span><text:span text:style-name="T12">, -у, </text:span><text:span text:style-name="T1">ім., ч., інд.-авт., [9а]. </text:span><text:span text:style-name="T13">Похідне від </text:span><text:span text:style-name="T17">сто</text:span><text:span text:style-name="T13"> і </text:span><text:span text:style-name="T17">крик</text:span><text:span text:style-name="T13">.</text:span></text:p>
      <text:p text:style-name="P1"><text:span text:style-name="T2">…бо в горлі застуда, у грудях пітьма/ і світ оступає </text:span><text:span text:style-name="T7">стокрик</text:span><text:span text:style-name="T2"> – Колима. (П-1:135).</text:span></text:p>
      <text:p text:style-name="P3"/>
      <text:p text:style-name="P1"><text:span text:style-name="T43">Стомежá</text:span><text:span text:style-name="T12">, -і, </text:span><text:span text:style-name="T1">ім., ж., інд.-авт., [9а]. </text:span><text:span text:style-name="T13">Похідне від </text:span><text:span text:style-name="T17">сто</text:span><text:span text:style-name="T13"> і </text:span><text:span text:style-name="T17">межá</text:span><text:span text:style-name="T13">.</text:span></text:p>
      <text:p text:style-name="P1"><text:span text:style-name="T2">Полон у полоні, межі </text:span><text:span text:style-name="T7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3"><text:soft-page-break/></text:p>
      <text:p text:style-name="P1"><text:span text:style-name="T43">Сто-морóзи, </text:span><text:span text:style-name="T12">-ів, </text:span><text:span text:style-name="T1">ім., мн., інд.-авт., [9]. </text:span><text:span text:style-name="T13">Похідне від </text:span><text:span text:style-name="T17">сто</text:span><text:span text:style-name="T13"> і </text:span><text:span text:style-name="T17">морóзи</text:span><text:span text:style-name="T13">.</text:span></text:p>
      <text:p text:style-name="P1"><text:span text:style-name="T2">Так стій і стій і стій і стій,/ дубій на </text:span><text:span text:style-name="T7">сто-морозах</text:span><text:span text:style-name="T2">,/ о будь ти проклят, часе мій,/ в усіх своїх погрозах. (П-2:24).</text:span></text:p>
      <text:p text:style-name="P3"/>
      <text:p text:style-name="P1"><text:span text:style-name="T43">Стонастóрче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настóрчений</text:span><text:span text:style-name="T13">.</text:span></text:p>
      <text:p text:style-name="P1"><text:span text:style-name="T2">Кружеляє понад ними/ вечір, крила розкриливши,/ впав на горлицю із неба/ </text:span><text:span text:style-name="T7">стонасторчений</text:span><text:span text:style-name="T2"> коршак. (П-1:92).</text:span></text:p>
      <text:p text:style-name="P3"/>
      <text:p text:style-name="P1"><text:span text:style-name="T43">Стопровáлля</text:span><text:span text:style-name="T12">, -я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провáлля</text:span><text:span text:style-name="T13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7">стопроваль</text:span><text:span text:style-name="T2">. (П-2:160).</text:span></text:p>
      <text:p text:style-name="P3"/>
      <text:p text:style-name="P1"><text:span text:style-name="T43">Стопров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провáльний</text:span><text:span text:style-name="T13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7">стопровальний</text:span><text:span text:style-name="T2"> діл. (П-2:64).</text:span></text:p>
      <text:p text:style-name="P3"/>
      <text:p text:style-name="P1"><text:span text:style-name="T43">Сторíки</text:span><text:span text:style-name="T12">, сторíк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ріки</text:span><text:span text:style-name="T13">.</text:span></text:p>
      <text:p text:style-name="P1"><text:span text:style-name="T2">Хай край святиться. За горою/ </text:span><text:span text:style-name="T7">сторіки</text:span><text:span text:style-name="T2"> чорної ропи. (П-2:173).</text:span></text:p>
      <text:p text:style-name="P3"/>
      <text:p text:style-name="P1"><text:span text:style-name="T43">Сторозтриклят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розтриклятий</text:span><text:span text:style-name="T13">.</text:span></text:p>
      <text:p text:style-name="P1"><text:span text:style-name="T2">Аби лиш подолати гнів,/ </text:span><text:span text:style-name="T7">сторозтриклятий</text:span><text:span text:style-name="T2"> гнів здолати,/ я б поіменно міг назвати/ усіх братів, усіх катів. (П-1:30).</text:span></text:p>
      <text:p text:style-name="P3"/>
      <text:p text:style-name="P1"><text:span text:style-name="T43">Стосиній</text:span><text:span text:style-name="T12">, -я, -є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синій</text:span><text:span text:style-name="T13">.</text:span></text:p>
      <text:p text:style-name="P1"><text:span text:style-name="T2">Червоним вином заливає мій погляд </text:span><text:span text:style-name="T7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</text:span><text:soft-page-break/><text:span text:style-name="T2">приносить, і спокій обіцяний – бром. (П-2:290).</text:span></text:p>
      <text:p text:style-name="P3"/>
      <text:p text:style-name="P1"><text:span text:style-name="T43">Схриплокрóн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(с)хриплий</text:span><text:span text:style-name="T13"> і </text:span><text:span text:style-name="T17">крóна</text:span><text:span text:style-name="T13">.</text:span></text:p>
      <text:p text:style-name="P1"><text:span text:style-name="T2">Пожухле листя опадає з віт,/ голосить голий стовбур </text:span><text:span text:style-name="T7">схриплокронний</text:span><text:span text:style-name="T2">. (П-</text:span><text:span text:style-name="T2">1:161).</text:span></text:p>
      <text:p text:style-name="P3"/>
      <text:p text:style-name="P1"><text:span text:style-name="T43">Тамбíк</text:span><text:span text:style-name="T12">, -бóку, </text:span><text:span text:style-name="T1">ім., ч., інд.-авт., [11]. </text:span><text:span text:style-name="T13">Похідне від </text:span><text:span text:style-name="T17">там</text:span><text:span text:style-name="T13"> і </text:span><text:span text:style-name="T17">бік</text:span><text:span text:style-name="T13">. На тому боці.</text:span></text:p>
      <text:p text:style-name="P1"><text:span text:style-name="T2">А товщею, в кризі, в імлі,/ за </text:span><text:span text:style-name="T7">тамбоком</text:span><text:span text:style-name="T2">,/ сяє срібне серце землі/ скорбним оком. (П-1:173).</text:span></text:p>
      <text:p text:style-name="P3"/>
      <text:p text:style-name="P1"><text:span text:style-name="T43">Тихоплин</text:span><text:span text:style-name="T12">, -у, </text:span><text:span text:style-name="T1">ім., ч., інд.-авт., [1а]. </text:span><text:span text:style-name="T21">Похідне від </text:span><text:span text:style-name="T18">тихоплинний</text:span><text:span text:style-name="T12">, </text:span><text:span text:style-name="T1">поет. –</text:span><text:span text:style-name="T12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7">тихоплин</text:span><text:span text:style-name="T2">. (П-2:280).</text:span></text:p>
      <text:p text:style-name="P3"/>
      <text:p text:style-name="P1"><text:span text:style-name="T43">Тойящобáтько</text:span><text:span text:style-name="T12">, -а, </text:span><text:span text:style-name="T1">ім., ч., інд.-авт., [11]. </text:span><text:span text:style-name="T13">Похідне від </text:span><text:span text:style-name="T17">той, я, що</text:span><text:span text:style-name="T13"> і </text:span><text:span text:style-name="T17">бáтько</text:span><text:span text:style-name="T13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7">Тойящобатько</text:span><text:span text:style-name="T2"> вже не чую сина. (П-2:191).</text:span></text:p>
      <text:p text:style-name="P3"/>
      <text:p text:style-name="P1"><text:span text:style-name="T43">Тойящосин</text:span><text:span text:style-name="T12">, -а, </text:span><text:span text:style-name="T1">ім., ч., інд.-авт., [11]. </text:span><text:span text:style-name="T13">Похідне від </text:span><text:span text:style-name="T17">той, я, що</text:span><text:span text:style-name="T13"> і </text:span><text:span text:style-name="T17">син</text:span><text:span text:style-name="T13">.</text:span></text:p>
      <text:p text:style-name="P1"><text:span text:style-name="T2">Я тіло нагострив на чаї та акридах,/ а душу – пошукай. І не питай./ </text:span><text:span text:style-name="T7">Тойящосин</text:span><text:span text:style-name="T2"> не чує вже мене./ Тойящобатько вже не чую сина. (П-2:191).</text:span></text:p>
      <text:p text:style-name="P3"/>
      <text:p text:style-name="P1"><text:span text:style-name="T43">Тонкоголóсити</text:span><text:span text:style-name="T12">, -шу, -сиш, дієсл., </text:span><text:span text:style-name="T2">недок., перех., інд.-авт., [11], [2]. </text:span><text:span text:style-name="T12">Похідне від </text:span><text:span text:style-name="T18">тóнко</text:span><text:span text:style-name="T12"> і </text:span><text:span text:style-name="T18">голóсити</text:span><text:span text:style-name="T12">.</text:span></text:p>
      <text:p text:style-name="P1"><text:span text:style-name="T2">Нехай-но і помру - / та він за мене </text:span><text:span text:style-name="T7">відтонкоголосить</text:span><text:span text:style-name="T2">/ про тисячі пропащих вечорів… (П-1:47).</text:span></text:p>
      <text:p text:style-name="P3"/>
      <text:p text:style-name="P1"><text:span text:style-name="T43">Тонкожáло</text:span><text:span text:style-name="T12">, </text:span><text:span text:style-name="T1">присл., інд.-авт., [9а]. </text:span><text:span text:style-name="T13">Похідне від </text:span><text:span text:style-name="T17">тонкий</text:span><text:span text:style-name="T13"> і </text:span><text:span text:style-name="T17">жáло</text:span><text:span text:style-name="T13">.</text:span></text:p>
      <text:p text:style-name="P1"><text:soft-page-break/><text:span text:style-name="T2">І буде ще щось. Буде ще щось. День/ стоїть – гінкий, неначе телевежа,/ і все вивищується </text:span><text:span text:style-name="T7">тонкожало</text:span><text:span text:style-name="T2">… (П-2:103).</text:span></text:p>
      <text:p text:style-name="P3"/>
      <text:p text:style-name="P1"><text:span text:style-name="T43">Тремт</text:span><text:span text:style-name="T12">, -у, </text:span><text:span text:style-name="T1">ім., ч., інд.-авт., [1а]. </text:span><text:span text:style-name="T21">Похідне від </text:span><text:span text:style-name="T18">тремті</text:span><text:span text:style-name="T17"></text:span><text:span text:style-name="T18">ння</text:span><text:span text:style-name="T12">.</text:span></text:p>
      <text:p text:style-name="P1"><text:span text:style-name="T2">…опуст, розпадання/ материка, раптовий зсув і дляння,/ і </text:span><text:span text:style-name="T7">трепет</text:span><text:span text:style-name="T2"> рук, і тремт повік німий. (П-1:37).</text:span></text:p>
      <text:p text:style-name="P3"/>
      <text:p text:style-name="P1"><text:span text:style-name="T43">Уводноряд</text:span><text:span text:style-name="T12">, </text:span><text:span text:style-name="T1">присл., інд.-авт., [11]. </text:span><text:span text:style-name="T21">Похідне від </text:span><text:span text:style-name="T23">у</text:span><text:span text:style-name="T21">, </text:span><text:span text:style-name="T23">оди</text:span><text:span text:style-name="T24"></text:span><text:span text:style-name="T23">н</text:span><text:span text:style-name="T21"> і </text:span><text:span text:style-name="T23">ряд</text:span><text:span text:style-name="T21">. </text:span><text:span text:style-name="T13">В один ряд.</text:span></text:p>
      <text:p text:style-name="P1"><text:span text:style-name="T2">Тепер ти сам, як вулій цей гулкий,/ стаєш </text:span><text:span text:style-name="T7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3"/>
      <text:p text:style-name="P1"><text:span text:style-name="T43">Усеблаги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благий</text:span><text:span text:style-name="T13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7">усеблагий</text:span><text:span text:style-name="T2">. (П-</text:span><text:span text:style-name="T2">2:128).</text:span></text:p>
      <text:p text:style-name="P3"/>
      <text:p text:style-name="P1"><text:span text:style-name="T43">Усевитóнчувани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витóнчуваний</text:span><text:span text:style-name="T13">.</text:span></text:p>
      <text:p text:style-name="P1"><text:span text:style-name="T7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3"/>
      <text:p text:style-name="P1"><text:span text:style-name="T43">Усевладуще</text:span><text:span text:style-name="T12">, -щого, </text:span><text:span text:style-name="T1">ім., с., інд.-авт., [11]. </text:span><text:span text:style-name="T13">Похідне від </text:span><text:span text:style-name="T17">усе</text:span><text:span text:style-name="T13"> і </text:span><text:span text:style-name="T17">владýще</text:span><text:span text:style-name="T13"> (від </text:span><text:span text:style-name="T17">влáда</text:span><text:span text:style-name="T13">). З великою владою.</text:span></text:p>
      <text:p text:style-name="P1"><text:span text:style-name="T2">Коли прищухло довкруги, поближнє/ </text:span><text:span text:style-name="T7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3"/>
      <text:p text:style-name="P1"><text:span text:style-name="T43">Усенестéрпни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нестéрпний</text:span><text:span text:style-name="T13">.</text:span></text:p>
      <text:p text:style-name="P1"><text:span text:style-name="T2">Народжені мої бажання,/ </text:span><text:span text:style-name="T7">усенестерпні</text:span><text:span text:style-name="T2">, всеголодні,/ такі вітри зняли довкола,/ що все несеться шкереберть. (П-2:195).</text:span></text:p>
      <text:p text:style-name="P3"/>
      <text:p text:style-name="P1"><text:soft-page-break/><text:span text:style-name="T43">Усепокóра</text:span><text:span text:style-name="T12"> (всепокóра), -и, </text:span><text:span text:style-name="T1">ім., ж., інд.-авт., [11]. </text:span><text:span text:style-name="T13">Похідне від </text:span><text:span text:style-name="T17">усé</text:span><text:span text:style-name="T13"> і </text:span><text:span text:style-name="T17">покóра</text:span><text:span text:style-name="T13">.</text:span></text:p>
      <text:p text:style-name="P1"><text:span text:style-name="T2">В квадратах жертв – чистописом журби - / </text:span><text:span text:style-name="T7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7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3"/>
      <text:p text:style-name="P1"><text:span text:style-name="T43">Усестрімки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стрімкий</text:span><text:span text:style-name="T13">.</text:span></text:p>
      <text:p text:style-name="P1"><text:span text:style-name="T2">Ескорт і почет, кожен челядин/ не помічає ні ночей ні днин,/ спинився час – в </text:span><text:span text:style-name="T7">усестрімкому</text:span><text:span text:style-name="T2"> леті. (П-2:295).</text:span></text:p>
      <text:p text:style-name="P3"/>
      <text:p text:style-name="P1"><text:span text:style-name="T43">Ціложиттєв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цíлий</text:span><text:span text:style-name="T13"> і </text:span><text:span text:style-name="T17">життєвий (</text:span><text:span text:style-name="T13">від</text:span><text:span text:style-name="T17"> життя)</text:span><text:span text:style-name="T13">.</text:span></text:p>
      <text:p text:style-name="P1"><text:span text:style-name="T2">З </text:span><text:span text:style-name="T7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3"/>
      <text:p text:style-name="P1"><text:span text:style-name="T43">Цілосвíт</text:span><text:span text:style-name="T12">, -у, </text:span><text:span text:style-name="T1">ім., </text:span><text:span text:style-name="T12">ч., </text:span><text:span text:style-name="T2">інд.-авт., [9а]. </text:span><text:span text:style-name="T13">Похідне від </text:span><text:span text:style-name="T17">цíлий</text:span><text:span text:style-name="T13"> і </text:span><text:span text:style-name="T17">світ</text:span><text:span text:style-name="T13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3"/>
      <text:p text:style-name="P1"><text:span text:style-name="T43">Чорновóддя</text:span><text:span text:style-name="T12">, -я, </text:span><text:span text:style-name="T1">ім., с., інд.-авт., [8], [1а]. </text:span><text:span text:style-name="T13">Похідне від </text:span><text:span text:style-name="T17">чóрний</text:span><text:span text:style-name="T13"> і </text:span><text:span text:style-name="T17">вóддя</text:span><text:span text:style-name="T13"> (від </text:span><text:span text:style-name="T17">водá</text:span><text:span text:style-name="T13">).</text:span></text:p>
      <text:p text:style-name="P1"><text:span text:style-name="T2">Червона барка в </text:span><text:span text:style-name="T7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7">чорноводдя</text:span><text:span text:style-name="T2"> зелен-криги/ займається світанням на </text:span><text:span text:style-name="T2">щоці. (П-1:77).</text:span></text:p>
      <text:p text:style-name="P3"/>
      <text:p text:style-name="P1"><text:span text:style-name="T43">Ясноджерé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ясний</text:span><text:span text:style-name="T13"> і </text:span><text:span text:style-name="T17">джерéльний</text:span><text:span text:style-name="T13">.</text:span></text:p>
      <text:p text:style-name="P1"><text:span text:style-name="T2">Там буриться похмурий амарант/ і айстри у покірній непокорі/ останні </text:span><text:soft-page-break/><text:span text:style-name="T2">долітовують прозорі/ дні вересня – </text:span><text:span text:style-name="T7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2T15:27:23</dc:date>
    <meta:editing-duration>PT20H55M26S</meta:editing-duration>
    <meta:editing-cycles>215</meta:editing-cycles>
    <meta:generator>LibreOffice/3.4$Linux LibreOffice_project/340m1$Build-402</meta:generator>
    <meta:document-statistic meta:table-count="0" meta:image-count="0" meta:object-count="0" meta:page-count="38" meta:paragraph-count="436" meta:word-count="9200" meta:character-count="57350" meta:non-whitespace-character-count="49645"/>
  </office:meta>
</office:document-meta>
</file>